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3.291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3.3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006cm" svg:height="8.99cm" svg:x="18.761cm" svg:y="2.954cm">
            <draw:object draw:notify-on-update-of-ranges="Arkusz1.B5:Arkusz1.B16 Arkusz1.C5:Arkusz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6cm" svg:height="8.99cm" svg:x="6.014cm" svg:y="8.813cm">
            <draw:object draw:notify-on-update-of-ranges="Arkusz1.B5:Arkusz1.B18 Arkusz1.C5:Arkusz1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6cm" svg:height="9.005cm" svg:x="18.666cm" svg:y="0.7cm">
            <draw:object draw:notify-on-update-of-ranges="Arkusz1.B5:Arkusz1.B18 Arkusz1.E5:Arkusz1.E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6cm" svg:height="9.006cm" svg:x="11.657cm" svg:y="19.262cm">
            <draw:object draw:notify-on-update-of-ranges="Arkusz1.B43:Arkusz1.B53 Arkusz1.C43:Arkusz1.C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6cm" svg:height="9.005cm" svg:x="11.731cm" svg:y="30.019cm">
            <draw:object draw:notify-on-update-of-ranges="Arkusz1.B66:Arkusz1.B76 Arkusz1.C66:Arkusz1.C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6cm" svg:height="8.981cm" svg:x="10.538cm" svg:y="41.751cm">
            <draw:object draw:notify-on-update-of-ranges="Arkusz1.B92:Arkusz1.B102 Arkusz1.C92:Arkusz1.C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07cm" svg:height="9.001cm" svg:x="13.296cm" svg:y="56.132cm">
            <draw:object draw:notify-on-update-of-ranges="Arkusz1.B124:Arkusz1.B144 Arkusz1.C124:Arkusz1.C1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ZADANIE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ZESZUKIWANIE PLIKU I USUWANIE PUSTYCH PÓL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TO CAŁOŚĆ!!</text:p>
          </table:table-cell>
          <table:table-cell table:style-name="ce4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liczba elementów do przeszukania</text:p>
          </table:table-cell>
          <table:table-cell table:style-name="ce1" office:value-type="string" calcext:value-type="string">
            <text:p>czas [ns]</text:p>
          </table:table-cell>
          <table:table-cell table:style-name="ce2" office:value-type="string" calcext:value-type="string">
            <text:p>czas [minuty]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9010" calcext:value-type="float">
            <text:p>99010</text:p>
          </table:table-cell>
          <table:table-cell table:style-name="ce3" table:formula="of:=([.C5]*10^(-9))/60" office:value-type="float" office:value="0.00000165016666666667" calcext:value-type="float">
            <text:p>0,000001650</text:p>
          </table:table-cell>
          <table:table-cell office:value-type="float" office:value="58527" calcext:value-type="float">
            <text:p>5852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2233885" calcext:value-type="float">
            <text:p>2233885</text:p>
          </table:table-cell>
          <table:table-cell table:style-name="ce3" table:formula="of:=([.C6]*10^(-9))/60" office:value-type="float" office:value="0.0000372314166666667" calcext:value-type="float">
            <text:p>0,000037231</text:p>
          </table:table-cell>
          <table:table-cell office:value-type="float" office:value="318859" calcext:value-type="float">
            <text:p>31885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916298094" calcext:value-type="float">
            <text:p>1916298094</text:p>
          </table:table-cell>
          <table:table-cell table:style-name="ce3" table:formula="of:=([.C7]*10^(-9))/60" office:value-type="float" office:value="0.0319383015666667" calcext:value-type="float">
            <text:p>0,031938302</text:p>
          </table:table-cell>
          <table:table-cell office:value-type="float" office:value="78278839697" calcext:value-type="float">
            <text:p>7827883969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50000" calcext:value-type="float">
            <text:p>150000</text:p>
          </table:table-cell>
          <table:table-cell table:style-name="ce2" office:value-type="float" office:value="7481184919" calcext:value-type="float">
            <text:p>7481184919</text:p>
          </table:table-cell>
          <table:table-cell table:style-name="ce3" table:formula="of:=([.C8]*10^(-9))/60" office:value-type="float" office:value="0.124686415316667" calcext:value-type="float">
            <text:p>0,124686415</text:p>
          </table:table-cell>
          <table:table-cell office:value-type="float" office:value="159242995274" calcext:value-type="float">
            <text:p>15924299527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16730176118" calcext:value-type="float">
            <text:p>16730176118</text:p>
          </table:table-cell>
          <table:table-cell table:style-name="ce3" table:formula="of:=([.C9]*10^(-9))/60" office:value-type="float" office:value="0.278836268633333" calcext:value-type="float">
            <text:p>0,278836269</text:p>
          </table:table-cell>
          <table:table-cell office:value-type="float" office:value="197975803396" calcext:value-type="float">
            <text:p>19797580339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00000" calcext:value-type="float">
            <text:p>300000</text:p>
          </table:table-cell>
          <table:table-cell table:style-name="ce2" office:value-type="float" office:value="41073112025" calcext:value-type="float">
            <text:p>41073112025</text:p>
          </table:table-cell>
          <table:table-cell table:style-name="ce3" table:formula="of:=([.C10]*10^(-9))/60" office:value-type="float" office:value="0.684551867083333" calcext:value-type="float">
            <text:p>0,684551867</text:p>
          </table:table-cell>
          <table:table-cell office:value-type="float" office:value="253579533238" calcext:value-type="float">
            <text:p>25357953323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71606117902" calcext:value-type="float">
            <text:p>71606117902</text:p>
          </table:table-cell>
          <table:table-cell table:style-name="ce3" table:formula="of:=([.C11]*10^(-9))/60" office:value-type="float" office:value="1.19343529836667" calcext:value-type="float">
            <text:p>1,193435298</text:p>
          </table:table-cell>
          <table:table-cell office:value-type="float" office:value="298959648649" calcext:value-type="float">
            <text:p>29895964864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8592553455" calcext:value-type="float">
            <text:p>108592553455</text:p>
          </table:table-cell>
          <table:table-cell table:style-name="ce3" table:formula="of:=([.C12]*10^(-9))/60" office:value-type="float" office:value="1.80987589091667" calcext:value-type="float">
            <text:p>1,809875891</text:p>
          </table:table-cell>
          <table:table-cell office:value-type="float" office:value="335871790608" calcext:value-type="float">
            <text:p>335871790608</text:p>
          </table:table-cell>
          <table:table-cell office:value-type="float" office:value="337679059407" calcext:value-type="float">
            <text:p>33767905940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600000" calcext:value-type="float">
            <text:p>600000</text:p>
          </table:table-cell>
          <table:table-cell table:style-name="ce2" office:value-type="float" office:value="153867195664" calcext:value-type="float">
            <text:p>153867195664</text:p>
          </table:table-cell>
          <table:table-cell table:style-name="ce3" table:formula="of:=([.C13]*10^(-9))/60" office:value-type="float" office:value="2.56445326106667" calcext:value-type="float">
            <text:p>2,564453261</text:p>
          </table:table-cell>
          <table:table-cell office:value-type="float" office:value="367357623296" calcext:value-type="float">
            <text:p>36735762329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204008003164" calcext:value-type="float">
            <text:p>204008003164</text:p>
          </table:table-cell>
          <table:table-cell table:style-name="ce3" table:formula="of:=([.C14]*10^(-9))/60" office:value-type="float" office:value="3.40013338606667" calcext:value-type="float">
            <text:p>3,400133386</text:p>
          </table:table-cell>
          <table:table-cell office:value-type="float" office:value="389452264337" calcext:value-type="float">
            <text:p>38945226433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261449177263" calcext:value-type="float">
            <text:p>261449177263</text:p>
          </table:table-cell>
          <table:table-cell table:style-name="ce3" table:formula="of:=([.C15]*10^(-9))/60" office:value-type="float" office:value="4.35748628771667" calcext:value-type="float">
            <text:p>4,357486288</text:p>
          </table:table-cell>
          <table:table-cell office:value-type="float" office:value="406824023942" calcext:value-type="float">
            <text:p>40682402394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900000" calcext:value-type="float">
            <text:p>900000</text:p>
          </table:table-cell>
          <table:table-cell table:style-name="ce2" office:value-type="float" office:value="325313418247" calcext:value-type="float">
            <text:p>325313418247</text:p>
          </table:table-cell>
          <table:table-cell table:style-name="ce3" table:formula="of:=([.C16]*10^(-9))/60" office:value-type="float" office:value="5.42189030411667" calcext:value-type="float">
            <text:p>5,421890304</text:p>
          </table:table-cell>
          <table:table-cell office:value-type="float" office:value="418922734907" calcext:value-type="float">
            <text:p>41892273490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397092989768" calcext:value-type="float">
            <text:p>397092989768</text:p>
          </table:table-cell>
          <table:table-cell table:style-name="ce3" table:formula="of:=([.C17]*10^(-9))/60" office:value-type="float" office:value="6.61821649613333" calcext:value-type="float">
            <text:p>6,618216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1010294" calcext:value-type="float">
            <text:p>1010294</text:p>
          </table:table-cell>
          <table:table-cell table:style-name="ce2" office:value-type="float" office:value="426561982926" calcext:value-type="float">
            <text:p>426561982926</text:p>
          </table:table-cell>
          <table:table-cell table:style-name="ce3" table:formula="of:=([.C18]*10^(-9))/60" office:value-type="float" office:value="7.1093663821" calcext:value-type="float">
            <text:p>7,109366382</text:p>
          </table:table-cell>
          <table:table-cell office:value-type="float" office:value="414849650253" calcext:value-type="float">
            <text:p>414849650253</text:p>
          </table:table-cell>
          <table:table-cell office:value-type="float" office:value="412488860893" calcext:value-type="float">
            <text:p>41248886089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B18]/2" office:value-type="float" office:value="505147" calcext:value-type="float">
            <text:p>505147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<text:s text:c="3"/></text:p>
          </table:table-cell>
        </table:table-row>
        <table:table-row table:style-name="ro1" table:number-rows-repeated="9">
          <table:table-cell table:number-columns-repeated="1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samo przeszukiwanie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l.elementow</text:p>
          </table:table-cell>
          <table:table-cell office:value-type="string" calcext:value-type="string">
            <text:p>czas [ns]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78383" calcext:value-type="float">
            <text:p>278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569602" calcext:value-type="float">
            <text:p>569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784975" calcext:value-type="float">
            <text:p>7849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1316544" calcext:value-type="float">
            <text:p>1316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530626" calcext:value-type="float">
            <text:p>1530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1923083" calcext:value-type="float">
            <text:p>1923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2363931" calcext:value-type="float">
            <text:p>2363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2414584" calcext:value-type="float">
            <text:p>24145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2606627" calcext:value-type="float">
            <text:p>2606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3090472" calcext:value-type="float">
            <text:p>3090472</text:p>
          </table:table-cell>
          <table:table-cell table:number-columns-repeated="8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empty</text:p>
          </table:table-cell>
          <table:covered-table-cell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39262" calcext:value-type="float">
            <text:p>939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1418551" calcext:value-type="float">
            <text:p>1418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2035831" calcext:value-type="float">
            <text:p>2035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3747504" calcext:value-type="float">
            <text:p>3747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4739691" calcext:value-type="float">
            <text:p>47396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3757324" calcext:value-type="float">
            <text:p>3757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3878562" calcext:value-type="float">
            <text:p>38785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0786958" calcext:value-type="float">
            <text:p>107869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7860785" calcext:value-type="float">
            <text:p>78607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1934697" calcext:value-type="float">
            <text:p>11934697</text:p>
          </table:table-cell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2664" calcext:value-type="float">
            <text:p>1926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435086" calcext:value-type="float">
            <text:p>435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668887" calcext:value-type="float">
            <text:p>668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958088" calcext:value-type="float">
            <text:p>958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226468" calcext:value-type="float">
            <text:p>12264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1322195" calcext:value-type="float">
            <text:p>1322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1699780" calcext:value-type="float">
            <text:p>16997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969258" calcext:value-type="float">
            <text:p>1969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2064542" calcext:value-type="float">
            <text:p>2064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279577" calcext:value-type="float">
            <text:p>2279577</text:p>
          </table:table-cell>
          <table:table-cell table:number-columns-repeated="8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!!! empty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092756" calcext:value-type="float">
            <text:p>10927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86812" calcext:value-type="float">
            <text:p>1486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910546" calcext:value-type="float">
            <text:p>910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1502636" calcext:value-type="float">
            <text:p>1502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000" calcext:value-type="float">
            <text:p>250000</text:p>
          </table:table-cell>
          <table:table-cell office:value-type="float" office:value="3267864" calcext:value-type="float">
            <text:p>3267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7089495" calcext:value-type="float">
            <text:p>70894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000" calcext:value-type="float">
            <text:p>350000</text:p>
          </table:table-cell>
          <table:table-cell office:value-type="float" office:value="7015680" calcext:value-type="float">
            <text:p>70156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2745055" calcext:value-type="float">
            <text:p>2745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office:value-type="float" office:value="8849012" calcext:value-type="float">
            <text:p>8849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6976789" calcext:value-type="float">
            <text:p>6976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000" calcext:value-type="float">
            <text:p>550000</text:p>
          </table:table-cell>
          <table:table-cell office:value-type="float" office:value="9457213" calcext:value-type="float">
            <text:p>945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7641937" calcext:value-type="float">
            <text:p>7641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000" calcext:value-type="float">
            <text:p>650000</text:p>
          </table:table-cell>
          <table:table-cell office:value-type="float" office:value="11925197" calcext:value-type="float">
            <text:p>11925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8479812" calcext:value-type="float">
            <text:p>8479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0000" calcext:value-type="float">
            <text:p>750000</text:p>
          </table:table-cell>
          <table:table-cell office:value-type="float" office:value="13310083" calcext:value-type="float">
            <text:p>13310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4939825" calcext:value-type="float">
            <text:p>149398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0000" calcext:value-type="float">
            <text:p>850000</text:p>
          </table:table-cell>
          <table:table-cell office:value-type="float" office:value="14277732" calcext:value-type="float">
            <text:p>142777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16023509" calcext:value-type="float">
            <text:p>160235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000" calcext:value-type="float">
            <text:p>950000</text:p>
          </table:table-cell>
          <table:table-cell office:value-type="float" office:value="17258645" calcext:value-type="float">
            <text:p>17258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9971461" calcext:value-type="float">
            <text:p>19971461</text:p>
          </table:table-cell>
          <table:table-cell table:number-columns-repeated="8"/>
        </table:table-row>
      </table:table>
      <table:table table:name="Arkusz2" table:style-name="ta1">
        <table:shapes>
          <draw:frame draw:z-index="0" draw:style-name="gr1" draw:text-style-name="P1" svg:width="15.999cm" svg:height="8.999cm" svg:x="9.33cm" svg:y="1.329cm">
            <draw:object draw:notify-on-update-of-ranges="Arkusz2.B3:Arkusz2.B104 Arkusz2.C3:Arkusz2.C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97649" calcext:value-type="float">
            <text:p>497649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750842" calcext:value-type="float">
            <text:p>750842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599876" calcext:value-type="float">
            <text:p>599876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2714633" calcext:value-type="float">
            <text:p>2714633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2790385" calcext:value-type="float">
            <text:p>2790385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647477" calcext:value-type="float">
            <text:p>647477</text:p>
          </table:table-cell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2139143" calcext:value-type="float">
            <text:p>2139143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2082994" calcext:value-type="float">
            <text:p>2082994</text:p>
          </table:table-cell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1246586" calcext:value-type="float">
            <text:p>124658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734643" calcext:value-type="float">
            <text:p>734643</text:p>
          </table:table-cell>
        </table:table-row>
        <table:table-row table:style-name="ro1">
          <table:table-cell/>
          <table:table-cell office:value-type="float" office:value="110000" calcext:value-type="float">
            <text:p>110000</text:p>
          </table:table-cell>
          <table:table-cell office:value-type="float" office:value="766963" calcext:value-type="float">
            <text:p>766963</text:p>
          </table:table-cell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office:value-type="float" office:value="2206339" calcext:value-type="float">
            <text:p>2206339</text:p>
          </table:table-cell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office:value-type="float" office:value="5861087" calcext:value-type="float">
            <text:p>5861087</text:p>
          </table:table-cell>
        </table:table-row>
        <table:table-row table:style-name="ro1">
          <table:table-cell/>
          <table:table-cell office:value-type="float" office:value="140000" calcext:value-type="float">
            <text:p>140000</text:p>
          </table:table-cell>
          <table:table-cell office:value-type="float" office:value="3144738" calcext:value-type="float">
            <text:p>3144738</text:p>
          </table:table-cell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1472081" calcext:value-type="float">
            <text:p>1472081</text:p>
          </table:table-cell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office:value-type="float" office:value="2889350" calcext:value-type="float">
            <text:p>2889350</text:p>
          </table:table-cell>
        </table:table-row>
        <table:table-row table:style-name="ro1">
          <table:table-cell/>
          <table:table-cell office:value-type="float" office:value="170000" calcext:value-type="float">
            <text:p>170000</text:p>
          </table:table-cell>
          <table:table-cell office:value-type="float" office:value="3801169" calcext:value-type="float">
            <text:p>3801169</text:p>
          </table:table-cell>
        </table:table-row>
        <table:table-row table:style-name="ro1">
          <table:table-cell/>
          <table:table-cell office:value-type="float" office:value="180000" calcext:value-type="float">
            <text:p>180000</text:p>
          </table:table-cell>
          <table:table-cell office:value-type="float" office:value="5925004" calcext:value-type="float">
            <text:p>5925004</text:p>
          </table:table-cell>
        </table:table-row>
        <table:table-row table:style-name="ro1">
          <table:table-cell/>
          <table:table-cell office:value-type="float" office:value="190000" calcext:value-type="float">
            <text:p>190000</text:p>
          </table:table-cell>
          <table:table-cell office:value-type="float" office:value="3464945" calcext:value-type="float">
            <text:p>346494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2273823" calcext:value-type="float">
            <text:p>2273823</text:p>
          </table:table-cell>
        </table:table-row>
        <table:table-row table:style-name="ro1">
          <table:table-cell/>
          <table:table-cell office:value-type="float" office:value="210000" calcext:value-type="float">
            <text:p>210000</text:p>
          </table:table-cell>
          <table:table-cell office:value-type="float" office:value="1915494" calcext:value-type="float">
            <text:p>1915494</text:p>
          </table:table-cell>
        </table:table-row>
        <table:table-row table:style-name="ro1">
          <table:table-cell/>
          <table:table-cell office:value-type="float" office:value="220000" calcext:value-type="float">
            <text:p>220000</text:p>
          </table:table-cell>
          <table:table-cell office:value-type="float" office:value="6140870" calcext:value-type="float">
            <text:p>6140870</text:p>
          </table:table-cell>
        </table:table-row>
        <table:table-row table:style-name="ro1">
          <table:table-cell/>
          <table:table-cell office:value-type="float" office:value="230000" calcext:value-type="float">
            <text:p>230000</text:p>
          </table:table-cell>
          <table:table-cell office:value-type="float" office:value="2990244" calcext:value-type="float">
            <text:p>2990244</text:p>
          </table:table-cell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office:value-type="float" office:value="3691605" calcext:value-type="float">
            <text:p>3691605</text:p>
          </table:table-cell>
        </table:table-row>
        <table:table-row table:style-name="ro1">
          <table:table-cell/>
          <table:table-cell office:value-type="float" office:value="250000" calcext:value-type="float">
            <text:p>250000</text:p>
          </table:table-cell>
          <table:table-cell office:value-type="float" office:value="2561081" calcext:value-type="float">
            <text:p>2561081</text:p>
          </table:table-cell>
        </table:table-row>
        <table:table-row table:style-name="ro1">
          <table:table-cell/>
          <table:table-cell office:value-type="float" office:value="260000" calcext:value-type="float">
            <text:p>260000</text:p>
          </table:table-cell>
          <table:table-cell office:value-type="float" office:value="2445279" calcext:value-type="float">
            <text:p>2445279</text:p>
          </table:table-cell>
        </table:table-row>
        <table:table-row table:style-name="ro1">
          <table:table-cell/>
          <table:table-cell office:value-type="float" office:value="270000" calcext:value-type="float">
            <text:p>270000</text:p>
          </table:table-cell>
          <table:table-cell office:value-type="float" office:value="5723099" calcext:value-type="float">
            <text:p>5723099</text:p>
          </table:table-cell>
        </table:table-row>
        <table:table-row table:style-name="ro1">
          <table:table-cell/>
          <table:table-cell office:value-type="float" office:value="280000" calcext:value-type="float">
            <text:p>280000</text:p>
          </table:table-cell>
          <table:table-cell office:value-type="float" office:value="4293469" calcext:value-type="float">
            <text:p>4293469</text:p>
          </table:table-cell>
        </table:table-row>
        <table:table-row table:style-name="ro1">
          <table:table-cell/>
          <table:table-cell office:value-type="float" office:value="290000" calcext:value-type="float">
            <text:p>290000</text:p>
          </table:table-cell>
          <table:table-cell office:value-type="float" office:value="4314954" calcext:value-type="float">
            <text:p>4314954</text:p>
          </table:table-cell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6095413" calcext:value-type="float">
            <text:p>6095413</text:p>
          </table:table-cell>
        </table:table-row>
        <table:table-row table:style-name="ro1">
          <table:table-cell/>
          <table:table-cell office:value-type="float" office:value="310000" calcext:value-type="float">
            <text:p>310000</text:p>
          </table:table-cell>
          <table:table-cell office:value-type="float" office:value="6225303" calcext:value-type="float">
            <text:p>6225303</text:p>
          </table:table-cell>
        </table:table-row>
        <table:table-row table:style-name="ro1">
          <table:table-cell/>
          <table:table-cell office:value-type="float" office:value="320000" calcext:value-type="float">
            <text:p>320000</text:p>
          </table:table-cell>
          <table:table-cell office:value-type="float" office:value="4022985" calcext:value-type="float">
            <text:p>4022985</text:p>
          </table:table-cell>
        </table:table-row>
        <table:table-row table:style-name="ro1">
          <table:table-cell/>
          <table:table-cell office:value-type="float" office:value="330000" calcext:value-type="float">
            <text:p>330000</text:p>
          </table:table-cell>
          <table:table-cell office:value-type="float" office:value="4648529" calcext:value-type="float">
            <text:p>4648529</text:p>
          </table:table-cell>
        </table:table-row>
        <table:table-row table:style-name="ro1">
          <table:table-cell/>
          <table:table-cell office:value-type="float" office:value="340000" calcext:value-type="float">
            <text:p>340000</text:p>
          </table:table-cell>
          <table:table-cell office:value-type="float" office:value="8025126" calcext:value-type="float">
            <text:p>8025126</text:p>
          </table:table-cell>
        </table:table-row>
        <table:table-row table:style-name="ro1">
          <table:table-cell/>
          <table:table-cell office:value-type="float" office:value="350000" calcext:value-type="float">
            <text:p>350000</text:p>
          </table:table-cell>
          <table:table-cell office:value-type="float" office:value="4917324" calcext:value-type="float">
            <text:p>4917324</text:p>
          </table:table-cell>
        </table:table-row>
        <table:table-row table:style-name="ro1">
          <table:table-cell/>
          <table:table-cell office:value-type="float" office:value="360000" calcext:value-type="float">
            <text:p>360000</text:p>
          </table:table-cell>
          <table:table-cell office:value-type="float" office:value="8799038" calcext:value-type="float">
            <text:p>8799038</text:p>
          </table:table-cell>
        </table:table-row>
        <table:table-row table:style-name="ro1">
          <table:table-cell/>
          <table:table-cell office:value-type="float" office:value="370000" calcext:value-type="float">
            <text:p>370000</text:p>
          </table:table-cell>
          <table:table-cell office:value-type="float" office:value="6033657" calcext:value-type="float">
            <text:p>6033657</text:p>
          </table:table-cell>
        </table:table-row>
        <table:table-row table:style-name="ro1">
          <table:table-cell/>
          <table:table-cell office:value-type="float" office:value="380000" calcext:value-type="float">
            <text:p>380000</text:p>
          </table:table-cell>
          <table:table-cell office:value-type="float" office:value="5893247" calcext:value-type="float">
            <text:p>5893247</text:p>
          </table:table-cell>
        </table:table-row>
        <table:table-row table:style-name="ro1">
          <table:table-cell/>
          <table:table-cell office:value-type="float" office:value="390000" calcext:value-type="float">
            <text:p>390000</text:p>
          </table:table-cell>
          <table:table-cell office:value-type="float" office:value="9537522" calcext:value-type="float">
            <text:p>9537522</text:p>
          </table:table-cell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6046848" calcext:value-type="float">
            <text:p>6046848</text:p>
          </table:table-cell>
        </table:table-row>
        <table:table-row table:style-name="ro1">
          <table:table-cell/>
          <table:table-cell office:value-type="float" office:value="410000" calcext:value-type="float">
            <text:p>410000</text:p>
          </table:table-cell>
          <table:table-cell office:value-type="float" office:value="10568137" calcext:value-type="float">
            <text:p>10568137</text:p>
          </table:table-cell>
        </table:table-row>
        <table:table-row table:style-name="ro1">
          <table:table-cell/>
          <table:table-cell office:value-type="float" office:value="420000" calcext:value-type="float">
            <text:p>420000</text:p>
          </table:table-cell>
          <table:table-cell office:value-type="float" office:value="6685318" calcext:value-type="float">
            <text:p>6685318</text:p>
          </table:table-cell>
        </table:table-row>
        <table:table-row table:style-name="ro1">
          <table:table-cell/>
          <table:table-cell office:value-type="float" office:value="430000" calcext:value-type="float">
            <text:p>430000</text:p>
          </table:table-cell>
          <table:table-cell office:value-type="float" office:value="10740191" calcext:value-type="float">
            <text:p>10740191</text:p>
          </table:table-cell>
        </table:table-row>
        <table:table-row table:style-name="ro1">
          <table:table-cell/>
          <table:table-cell office:value-type="float" office:value="440000" calcext:value-type="float">
            <text:p>440000</text:p>
          </table:table-cell>
          <table:table-cell office:value-type="float" office:value="7547593" calcext:value-type="float">
            <text:p>7547593</text:p>
          </table:table-cell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office:value-type="float" office:value="9913973" calcext:value-type="float">
            <text:p>9913973</text:p>
          </table:table-cell>
        </table:table-row>
        <table:table-row table:style-name="ro1">
          <table:table-cell/>
          <table:table-cell office:value-type="float" office:value="460000" calcext:value-type="float">
            <text:p>460000</text:p>
          </table:table-cell>
          <table:table-cell office:value-type="float" office:value="10214998" calcext:value-type="float">
            <text:p>10214998</text:p>
          </table:table-cell>
        </table:table-row>
        <table:table-row table:style-name="ro1">
          <table:table-cell/>
          <table:table-cell office:value-type="float" office:value="470000" calcext:value-type="float">
            <text:p>470000</text:p>
          </table:table-cell>
          <table:table-cell office:value-type="float" office:value="7429400" calcext:value-type="float">
            <text:p>7429400</text:p>
          </table:table-cell>
        </table:table-row>
        <table:table-row table:style-name="ro1">
          <table:table-cell/>
          <table:table-cell office:value-type="float" office:value="480000" calcext:value-type="float">
            <text:p>480000</text:p>
          </table:table-cell>
          <table:table-cell office:value-type="float" office:value="10696441" calcext:value-type="float">
            <text:p>10696441</text:p>
          </table:table-cell>
        </table:table-row>
        <table:table-row table:style-name="ro1">
          <table:table-cell/>
          <table:table-cell office:value-type="float" office:value="490000" calcext:value-type="float">
            <text:p>490000</text:p>
          </table:table-cell>
          <table:table-cell office:value-type="float" office:value="7180420" calcext:value-type="float">
            <text:p>7180420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2288666" calcext:value-type="float">
            <text:p>12288666</text:p>
          </table:table-cell>
        </table:table-row>
        <table:table-row table:style-name="ro1">
          <table:table-cell/>
          <table:table-cell office:value-type="float" office:value="510000" calcext:value-type="float">
            <text:p>510000</text:p>
          </table:table-cell>
          <table:table-cell office:value-type="float" office:value="10246929" calcext:value-type="float">
            <text:p>10246929</text:p>
          </table:table-cell>
        </table:table-row>
        <table:table-row table:style-name="ro1">
          <table:table-cell/>
          <table:table-cell office:value-type="float" office:value="520000" calcext:value-type="float">
            <text:p>520000</text:p>
          </table:table-cell>
          <table:table-cell office:value-type="float" office:value="9109025" calcext:value-type="float">
            <text:p>9109025</text:p>
          </table:table-cell>
        </table:table-row>
        <table:table-row table:style-name="ro1">
          <table:table-cell/>
          <table:table-cell office:value-type="float" office:value="530000" calcext:value-type="float">
            <text:p>530000</text:p>
          </table:table-cell>
          <table:table-cell office:value-type="float" office:value="10778944" calcext:value-type="float">
            <text:p>10778944</text:p>
          </table:table-cell>
        </table:table-row>
        <table:table-row table:style-name="ro1">
          <table:table-cell/>
          <table:table-cell office:value-type="float" office:value="540000" calcext:value-type="float">
            <text:p>540000</text:p>
          </table:table-cell>
          <table:table-cell office:value-type="float" office:value="8644476" calcext:value-type="float">
            <text:p>8644476</text:p>
          </table:table-cell>
        </table:table-row>
        <table:table-row table:style-name="ro1">
          <table:table-cell/>
          <table:table-cell office:value-type="float" office:value="550000" calcext:value-type="float">
            <text:p>550000</text:p>
          </table:table-cell>
          <table:table-cell office:value-type="float" office:value="12110532" calcext:value-type="float">
            <text:p>12110532</text:p>
          </table:table-cell>
        </table:table-row>
        <table:table-row table:style-name="ro1">
          <table:table-cell/>
          <table:table-cell office:value-type="float" office:value="560000" calcext:value-type="float">
            <text:p>560000</text:p>
          </table:table-cell>
          <table:table-cell office:value-type="float" office:value="11122483" calcext:value-type="float">
            <text:p>11122483</text:p>
          </table:table-cell>
        </table:table-row>
        <table:table-row table:style-name="ro1">
          <table:table-cell/>
          <table:table-cell office:value-type="float" office:value="570000" calcext:value-type="float">
            <text:p>570000</text:p>
          </table:table-cell>
          <table:table-cell office:value-type="float" office:value="8623148" calcext:value-type="float">
            <text:p>8623148</text:p>
          </table:table-cell>
        </table:table-row>
        <table:table-row table:style-name="ro1">
          <table:table-cell/>
          <table:table-cell office:value-type="float" office:value="580000" calcext:value-type="float">
            <text:p>580000</text:p>
          </table:table-cell>
          <table:table-cell office:value-type="float" office:value="14109844" calcext:value-type="float">
            <text:p>14109844</text:p>
          </table:table-cell>
        </table:table-row>
        <table:table-row table:style-name="ro1">
          <table:table-cell/>
          <table:table-cell office:value-type="float" office:value="590000" calcext:value-type="float">
            <text:p>590000</text:p>
          </table:table-cell>
          <table:table-cell office:value-type="float" office:value="12847503" calcext:value-type="float">
            <text:p>12847503</text:p>
          </table:table-cell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8895166" calcext:value-type="float">
            <text:p>8895166</text:p>
          </table:table-cell>
        </table:table-row>
        <table:table-row table:style-name="ro1">
          <table:table-cell/>
          <table:table-cell office:value-type="float" office:value="610000" calcext:value-type="float">
            <text:p>610000</text:p>
          </table:table-cell>
          <table:table-cell office:value-type="float" office:value="12692819" calcext:value-type="float">
            <text:p>12692819</text:p>
          </table:table-cell>
        </table:table-row>
        <table:table-row table:style-name="ro1">
          <table:table-cell/>
          <table:table-cell office:value-type="float" office:value="620000" calcext:value-type="float">
            <text:p>620000</text:p>
          </table:table-cell>
          <table:table-cell office:value-type="float" office:value="12809445" calcext:value-type="float">
            <text:p>12809445</text:p>
          </table:table-cell>
        </table:table-row>
        <table:table-row table:style-name="ro1">
          <table:table-cell/>
          <table:table-cell office:value-type="float" office:value="630000" calcext:value-type="float">
            <text:p>630000</text:p>
          </table:table-cell>
          <table:table-cell office:value-type="float" office:value="12344706" calcext:value-type="float">
            <text:p>12344706</text:p>
          </table:table-cell>
        </table:table-row>
        <table:table-row table:style-name="ro1">
          <table:table-cell/>
          <table:table-cell office:value-type="float" office:value="640000" calcext:value-type="float">
            <text:p>640000</text:p>
          </table:table-cell>
          <table:table-cell office:value-type="float" office:value="9260496" calcext:value-type="float">
            <text:p>9260496</text:p>
          </table:table-cell>
        </table:table-row>
        <table:table-row table:style-name="ro1">
          <table:table-cell/>
          <table:table-cell office:value-type="float" office:value="650000" calcext:value-type="float">
            <text:p>650000</text:p>
          </table:table-cell>
          <table:table-cell office:value-type="float" office:value="14735002" calcext:value-type="float">
            <text:p>14735002</text:p>
          </table:table-cell>
        </table:table-row>
        <table:table-row table:style-name="ro1">
          <table:table-cell/>
          <table:table-cell office:value-type="float" office:value="660000" calcext:value-type="float">
            <text:p>660000</text:p>
          </table:table-cell>
          <table:table-cell office:value-type="float" office:value="13725789" calcext:value-type="float">
            <text:p>13725789</text:p>
          </table:table-cell>
        </table:table-row>
        <table:table-row table:style-name="ro1">
          <table:table-cell/>
          <table:table-cell office:value-type="float" office:value="670000" calcext:value-type="float">
            <text:p>670000</text:p>
          </table:table-cell>
          <table:table-cell office:value-type="float" office:value="12983512" calcext:value-type="float">
            <text:p>12983512</text:p>
          </table:table-cell>
        </table:table-row>
        <table:table-row table:style-name="ro1">
          <table:table-cell/>
          <table:table-cell office:value-type="float" office:value="680000" calcext:value-type="float">
            <text:p>680000</text:p>
          </table:table-cell>
          <table:table-cell office:value-type="float" office:value="10658124" calcext:value-type="float">
            <text:p>10658124</text:p>
          </table:table-cell>
        </table:table-row>
        <table:table-row table:style-name="ro1">
          <table:table-cell/>
          <table:table-cell office:value-type="float" office:value="690000" calcext:value-type="float">
            <text:p>690000</text:p>
          </table:table-cell>
          <table:table-cell office:value-type="float" office:value="13623798" calcext:value-type="float">
            <text:p>13623798</text:p>
          </table:table-cell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14998451" calcext:value-type="float">
            <text:p>14998451</text:p>
          </table:table-cell>
        </table:table-row>
        <table:table-row table:style-name="ro1">
          <table:table-cell/>
          <table:table-cell office:value-type="float" office:value="710000" calcext:value-type="float">
            <text:p>710000</text:p>
          </table:table-cell>
          <table:table-cell office:value-type="float" office:value="13947313" calcext:value-type="float">
            <text:p>13947313</text:p>
          </table:table-cell>
        </table:table-row>
        <table:table-row table:style-name="ro1">
          <table:table-cell/>
          <table:table-cell office:value-type="float" office:value="720000" calcext:value-type="float">
            <text:p>720000</text:p>
          </table:table-cell>
          <table:table-cell office:value-type="float" office:value="14542279" calcext:value-type="float">
            <text:p>14542279</text:p>
          </table:table-cell>
        </table:table-row>
        <table:table-row table:style-name="ro1">
          <table:table-cell/>
          <table:table-cell office:value-type="float" office:value="730000" calcext:value-type="float">
            <text:p>730000</text:p>
          </table:table-cell>
          <table:table-cell office:value-type="float" office:value="14047164" calcext:value-type="float">
            <text:p>14047164</text:p>
          </table:table-cell>
        </table:table-row>
        <table:table-row table:style-name="ro1">
          <table:table-cell/>
          <table:table-cell office:value-type="float" office:value="740000" calcext:value-type="float">
            <text:p>740000</text:p>
          </table:table-cell>
          <table:table-cell office:value-type="float" office:value="12379949" calcext:value-type="float">
            <text:p>12379949</text:p>
          </table:table-cell>
        </table:table-row>
        <table:table-row table:style-name="ro1">
          <table:table-cell/>
          <table:table-cell office:value-type="float" office:value="750000" calcext:value-type="float">
            <text:p>750000</text:p>
          </table:table-cell>
          <table:table-cell office:value-type="float" office:value="14081662" calcext:value-type="float">
            <text:p>14081662</text:p>
          </table:table-cell>
        </table:table-row>
        <table:table-row table:style-name="ro1">
          <table:table-cell/>
          <table:table-cell office:value-type="float" office:value="760000" calcext:value-type="float">
            <text:p>760000</text:p>
          </table:table-cell>
          <table:table-cell office:value-type="float" office:value="16165158" calcext:value-type="float">
            <text:p>16165158</text:p>
          </table:table-cell>
        </table:table-row>
        <table:table-row table:style-name="ro1">
          <table:table-cell/>
          <table:table-cell office:value-type="float" office:value="770000" calcext:value-type="float">
            <text:p>770000</text:p>
          </table:table-cell>
          <table:table-cell office:value-type="float" office:value="15892590" calcext:value-type="float">
            <text:p>15892590</text:p>
          </table:table-cell>
        </table:table-row>
        <table:table-row table:style-name="ro1">
          <table:table-cell/>
          <table:table-cell office:value-type="float" office:value="780000" calcext:value-type="float">
            <text:p>780000</text:p>
          </table:table-cell>
          <table:table-cell office:value-type="float" office:value="15523258" calcext:value-type="float">
            <text:p>15523258</text:p>
          </table:table-cell>
        </table:table-row>
        <table:table-row table:style-name="ro1">
          <table:table-cell/>
          <table:table-cell office:value-type="float" office:value="790000" calcext:value-type="float">
            <text:p>790000</text:p>
          </table:table-cell>
          <table:table-cell office:value-type="float" office:value="19349339" calcext:value-type="float">
            <text:p>19349339</text:p>
          </table:table-cell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6068526" calcext:value-type="float">
            <text:p>16068526</text:p>
          </table:table-cell>
        </table:table-row>
        <table:table-row table:style-name="ro1">
          <table:table-cell/>
          <table:table-cell office:value-type="float" office:value="810000" calcext:value-type="float">
            <text:p>810000</text:p>
          </table:table-cell>
          <table:table-cell office:value-type="float" office:value="18294672" calcext:value-type="float">
            <text:p>18294672</text:p>
          </table:table-cell>
        </table:table-row>
        <table:table-row table:style-name="ro1">
          <table:table-cell/>
          <table:table-cell office:value-type="float" office:value="820000" calcext:value-type="float">
            <text:p>820000</text:p>
          </table:table-cell>
          <table:table-cell office:value-type="float" office:value="21003291" calcext:value-type="float">
            <text:p>21003291</text:p>
          </table:table-cell>
        </table:table-row>
        <table:table-row table:style-name="ro1">
          <table:table-cell/>
          <table:table-cell office:value-type="float" office:value="830000" calcext:value-type="float">
            <text:p>830000</text:p>
          </table:table-cell>
          <table:table-cell office:value-type="float" office:value="16998180" calcext:value-type="float">
            <text:p>16998180</text:p>
          </table:table-cell>
        </table:table-row>
        <table:table-row table:style-name="ro1">
          <table:table-cell/>
          <table:table-cell office:value-type="float" office:value="840000" calcext:value-type="float">
            <text:p>840000</text:p>
          </table:table-cell>
          <table:table-cell office:value-type="float" office:value="16522859" calcext:value-type="float">
            <text:p>16522859</text:p>
          </table:table-cell>
        </table:table-row>
        <table:table-row table:style-name="ro1">
          <table:table-cell/>
          <table:table-cell office:value-type="float" office:value="850000" calcext:value-type="float">
            <text:p>850000</text:p>
          </table:table-cell>
          <table:table-cell office:value-type="float" office:value="16434947" calcext:value-type="float">
            <text:p>16434947</text:p>
          </table:table-cell>
        </table:table-row>
        <table:table-row table:style-name="ro1">
          <table:table-cell/>
          <table:table-cell office:value-type="float" office:value="860000" calcext:value-type="float">
            <text:p>860000</text:p>
          </table:table-cell>
          <table:table-cell office:value-type="float" office:value="16718866" calcext:value-type="float">
            <text:p>16718866</text:p>
          </table:table-cell>
        </table:table-row>
        <table:table-row table:style-name="ro1">
          <table:table-cell/>
          <table:table-cell office:value-type="float" office:value="870000" calcext:value-type="float">
            <text:p>870000</text:p>
          </table:table-cell>
          <table:table-cell office:value-type="float" office:value="18582831" calcext:value-type="float">
            <text:p>18582831</text:p>
          </table:table-cell>
        </table:table-row>
        <table:table-row table:style-name="ro1">
          <table:table-cell/>
          <table:table-cell office:value-type="float" office:value="880000" calcext:value-type="float">
            <text:p>880000</text:p>
          </table:table-cell>
          <table:table-cell office:value-type="float" office:value="17063867" calcext:value-type="float">
            <text:p>17063867</text:p>
          </table:table-cell>
        </table:table-row>
        <table:table-row table:style-name="ro1">
          <table:table-cell/>
          <table:table-cell office:value-type="float" office:value="890000" calcext:value-type="float">
            <text:p>890000</text:p>
          </table:table-cell>
          <table:table-cell office:value-type="float" office:value="17535633" calcext:value-type="float">
            <text:p>17535633</text:p>
          </table:table-cell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17910129" calcext:value-type="float">
            <text:p>17910129</text:p>
          </table:table-cell>
        </table:table-row>
        <table:table-row table:style-name="ro1">
          <table:table-cell/>
          <table:table-cell office:value-type="float" office:value="910000" calcext:value-type="float">
            <text:p>910000</text:p>
          </table:table-cell>
          <table:table-cell office:value-type="float" office:value="17506135" calcext:value-type="float">
            <text:p>17506135</text:p>
          </table:table-cell>
        </table:table-row>
        <table:table-row table:style-name="ro1">
          <table:table-cell/>
          <table:table-cell office:value-type="float" office:value="920000" calcext:value-type="float">
            <text:p>920000</text:p>
          </table:table-cell>
          <table:table-cell office:value-type="float" office:value="17626616" calcext:value-type="float">
            <text:p>17626616</text:p>
          </table:table-cell>
        </table:table-row>
        <table:table-row table:style-name="ro1">
          <table:table-cell/>
          <table:table-cell office:value-type="float" office:value="930000" calcext:value-type="float">
            <text:p>930000</text:p>
          </table:table-cell>
          <table:table-cell office:value-type="float" office:value="19203247" calcext:value-type="float">
            <text:p>19203247</text:p>
          </table:table-cell>
        </table:table-row>
        <table:table-row table:style-name="ro1">
          <table:table-cell/>
          <table:table-cell office:value-type="float" office:value="940000" calcext:value-type="float">
            <text:p>940000</text:p>
          </table:table-cell>
          <table:table-cell office:value-type="float" office:value="17405024" calcext:value-type="float">
            <text:p>17405024</text:p>
          </table:table-cell>
        </table:table-row>
        <table:table-row table:style-name="ro1">
          <table:table-cell/>
          <table:table-cell office:value-type="float" office:value="950000" calcext:value-type="float">
            <text:p>950000</text:p>
          </table:table-cell>
          <table:table-cell office:value-type="float" office:value="18111965" calcext:value-type="float">
            <text:p>18111965</text:p>
          </table:table-cell>
        </table:table-row>
        <table:table-row table:style-name="ro1">
          <table:table-cell/>
          <table:table-cell office:value-type="float" office:value="960000" calcext:value-type="float">
            <text:p>960000</text:p>
          </table:table-cell>
          <table:table-cell office:value-type="float" office:value="20968373" calcext:value-type="float">
            <text:p>20968373</text:p>
          </table:table-cell>
        </table:table-row>
        <table:table-row table:style-name="ro1">
          <table:table-cell/>
          <table:table-cell office:value-type="float" office:value="970000" calcext:value-type="float">
            <text:p>970000</text:p>
          </table:table-cell>
          <table:table-cell office:value-type="float" office:value="19552167" calcext:value-type="float">
            <text:p>19552167</text:p>
          </table:table-cell>
        </table:table-row>
        <table:table-row table:style-name="ro1">
          <table:table-cell/>
          <table:table-cell office:value-type="float" office:value="980000" calcext:value-type="float">
            <text:p>980000</text:p>
          </table:table-cell>
          <table:table-cell office:value-type="float" office:value="11036538" calcext:value-type="float">
            <text:p>11036538</text:p>
          </table:table-cell>
        </table:table-row>
        <table:table-row table:style-name="ro1">
          <table:table-cell/>
          <table:table-cell office:value-type="float" office:value="990000" calcext:value-type="float">
            <text:p>990000</text:p>
          </table:table-cell>
          <table:table-cell office:value-type="float" office:value="11089874" calcext:value-type="float">
            <text:p>1108987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2847373" calcext:value-type="float">
            <text:p>12847373</text:p>
          </table:table-cell>
        </table:table-row>
        <table:table-row table:style-name="ro1">
          <table:table-cell/>
          <table:table-cell office:value-type="float" office:value="1010000" calcext:value-type="float">
            <text:p>1010000</text:p>
          </table:table-cell>
          <table:table-cell office:value-type="float" office:value="19913995" calcext:value-type="float">
            <text:p>19913995</text:p>
          </table:table-cell>
        </table:table-row>
      </table:table>
      <table:table table:name="Arkusz3" table:style-name="ta1">
        <table:shapes>
          <draw:frame draw:z-index="0" draw:style-name="gr1" draw:text-style-name="P1" svg:width="15.983cm" svg:height="9.006cm" svg:x="10.226cm" svg:y="1.079cm">
            <draw:object draw:notify-on-update-of-ranges="Arkusz3.B3:Arkusz3.B14 Arkusz3.C3:Arkusz3.C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0183357184" calcext:value-type="float">
            <text:p>80183357184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198711299508" calcext:value-type="float">
            <text:p>198711299508</text:p>
          </table:table-cell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254795865919" calcext:value-type="float">
            <text:p>254795865919</text:p>
          </table:table-cell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301037379971" calcext:value-type="float">
            <text:p>30103737997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409981319111" calcext:value-type="float">
            <text:p>409981319111</text:p>
          </table:table-cell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419184774291" calcext:value-type="float">
            <text:p>41918477429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00000" calcext:value-type="float">
            <text:p>1100000</text:p>
          </table:table-cell>
          <table:table-cell/>
        </table:table-row>
      </table:table>
      <table:table table:name="Arkusz4" table:style-name="ta1">
        <table:shapes>
          <draw:frame draw:z-index="0" draw:style-name="gr1" draw:text-style-name="P1" svg:width="16.003cm" svg:height="9.006cm" svg:x="9.378cm" svg:y="0.928cm">
            <draw:object draw:notify-on-update-of-ranges="Arkusz4.B3:Arkusz4.B114 Arkusz4.C3:Arkusz4.C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rase ale only last elemen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703343" calcext:value-type="float">
            <text:p>2170334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647651" calcext:value-type="float">
            <text:p>2664765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9805445" calcext:value-type="float">
            <text:p>3980544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619813" calcext:value-type="float">
            <text:p>4561981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6291575" calcext:value-type="float">
            <text:p>4629157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5753931" calcext:value-type="float">
            <text:p>3575393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4075884" calcext:value-type="float">
            <text:p>3407588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0521785" calcext:value-type="float">
            <text:p>6052178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1013812" calcext:value-type="float">
            <text:p>5101381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0792865" calcext:value-type="float">
            <text:p>4079286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759150" calcext:value-type="float">
            <text:p>3275915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826082" calcext:value-type="float">
            <text:p>3082608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7833769" calcext:value-type="float">
            <text:p>4783376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0605849" calcext:value-type="float">
            <text:p>4060584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6665215" calcext:value-type="float">
            <text:p>4666521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0185091" calcext:value-type="float">
            <text:p>5018509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3905439" calcext:value-type="float">
            <text:p>5390543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59154047" calcext:value-type="float">
            <text:p>5915404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7055936" calcext:value-type="float">
            <text:p>4705593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2986434" calcext:value-type="float">
            <text:p>3298643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1235155" calcext:value-type="float">
            <text:p>3123515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48461732" calcext:value-type="float">
            <text:p>4846173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1807562" calcext:value-type="float">
            <text:p>4180756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50451043" calcext:value-type="float">
            <text:p>5045104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0378982" calcext:value-type="float">
            <text:p>5037898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9380350" calcext:value-type="float">
            <text:p>49380350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0707467" calcext:value-type="float">
            <text:p>50707467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49264101" calcext:value-type="float">
            <text:p>49264101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47648846" calcext:value-type="float">
            <text:p>47648846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49242622" calcext:value-type="float">
            <text:p>4924262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0195257" calcext:value-type="float">
            <text:p>50195257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49545069" calcext:value-type="float">
            <text:p>49545069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7938995" calcext:value-type="float">
            <text:p>4793899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48237668" calcext:value-type="float">
            <text:p>4823766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47227065" calcext:value-type="float">
            <text:p>47227065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8362449" calcext:value-type="float">
            <text:p>48362449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48151722" calcext:value-type="float">
            <text:p>48151722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49021773" calcext:value-type="float">
            <text:p>49021773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59229549" calcext:value-type="float">
            <text:p>59229549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2025457" calcext:value-type="float">
            <text:p>5202545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0780246" calcext:value-type="float">
            <text:p>50780246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51434258" calcext:value-type="float">
            <text:p>51434258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9707531" calcext:value-type="float">
            <text:p>49707531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49541617" calcext:value-type="float">
            <text:p>49541617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9676388" calcext:value-type="float">
            <text:p>49676388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9794940" calcext:value-type="float">
            <text:p>49794940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9947646" calcext:value-type="float">
            <text:p>49947646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8984947" calcext:value-type="float">
            <text:p>48984947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9961292" calcext:value-type="float">
            <text:p>49961292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9639957" calcext:value-type="float">
            <text:p>4963995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9932047" calcext:value-type="float">
            <text:p>49932047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50355383" calcext:value-type="float">
            <text:p>50355383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53955738" calcext:value-type="float">
            <text:p>53955738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5303260" calcext:value-type="float">
            <text:p>45303260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7607167" calcext:value-type="float">
            <text:p>47607167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6861340" calcext:value-type="float">
            <text:p>46861340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4602103" calcext:value-type="float">
            <text:p>44602103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6269965" calcext:value-type="float">
            <text:p>46269965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454459" calcext:value-type="float">
            <text:p>42454459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36181593" calcext:value-type="float">
            <text:p>36181593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2234120" calcext:value-type="float">
            <text:p>32234120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34461542" calcext:value-type="float">
            <text:p>34461542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3721091" calcext:value-type="float">
            <text:p>33721091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37882776" calcext:value-type="float">
            <text:p>37882776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6701392" calcext:value-type="float">
            <text:p>46701392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4954537" calcext:value-type="float">
            <text:p>44954537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1020007" calcext:value-type="float">
            <text:p>41020007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27469235" calcext:value-type="float">
            <text:p>27469235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2504468" calcext:value-type="float">
            <text:p>32504468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42696597" calcext:value-type="float">
            <text:p>4269659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3923882" calcext:value-type="float">
            <text:p>33923882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28112027" calcext:value-type="float">
            <text:p>28112027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7739197" calcext:value-type="float">
            <text:p>47739197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45040961" calcext:value-type="float">
            <text:p>45040961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37405232" calcext:value-type="float">
            <text:p>37405232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42821438" calcext:value-type="float">
            <text:p>42821438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43088652" calcext:value-type="float">
            <text:p>43088652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47817715" calcext:value-type="float">
            <text:p>4781771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43854990" calcext:value-type="float">
            <text:p>43854990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46274357" calcext:value-type="float">
            <text:p>4627435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5097136" calcext:value-type="float">
            <text:p>45097136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37864707" calcext:value-type="float">
            <text:p>37864707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45982638" calcext:value-type="float">
            <text:p>45982638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42496792" calcext:value-type="float">
            <text:p>42496792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41661706" calcext:value-type="float">
            <text:p>41661706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36523358" calcext:value-type="float">
            <text:p>36523358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43893716" calcext:value-type="float">
            <text:p>43893716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46285381" calcext:value-type="float">
            <text:p>46285381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44424912" calcext:value-type="float">
            <text:p>44424912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46585360" calcext:value-type="float">
            <text:p>4658536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8040833" calcext:value-type="float">
            <text:p>48040833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45676994" calcext:value-type="float">
            <text:p>45676994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41191608" calcext:value-type="float">
            <text:p>41191608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37928024" calcext:value-type="float">
            <text:p>37928024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42378008" calcext:value-type="float">
            <text:p>42378008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47057828" calcext:value-type="float">
            <text:p>47057828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6426836" calcext:value-type="float">
            <text:p>46426836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40333561" calcext:value-type="float">
            <text:p>40333561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28138551" calcext:value-type="float">
            <text:p>28138551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30800689" calcext:value-type="float">
            <text:p>3080068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3764186" calcext:value-type="float">
            <text:p>43764186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46399843" calcext:value-type="float">
            <text:p>46399843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48046081" calcext:value-type="float">
            <text:p>48046081</text:p>
          </table:table-cell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53766624" calcext:value-type="float">
            <text:p>53766624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58314388" calcext:value-type="float">
            <text:p>58314388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49520622" calcext:value-type="float">
            <text:p>49520622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46680916" calcext:value-type="float">
            <text:p>46680916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48051681" calcext:value-type="float">
            <text:p>48051681</text:p>
          </table:table-cell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48989393" calcext:value-type="float">
            <text:p>48989393</text:p>
          </table:table-cell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47226103" calcext:value-type="float">
            <text:p>4722610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48192036" calcext:value-type="float">
            <text:p>48192036</text:p>
          </table:table-cell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float" office:value="26550882" calcext:value-type="float">
            <text:p>26550882</text:p>
          </table:table-cell>
        </table:table-row>
      </table:table>
      <table:table table:name="Arkusz5" table:style-name="ta1">
        <table:shapes>
          <draw:frame draw:z-index="0" draw:style-name="gr1" draw:text-style-name="P1" svg:width="16.003cm" svg:height="9.006cm" svg:x="8.187cm" svg:y="1.154cm">
            <draw:object draw:notify-on-update-of-ranges="Arkusz5.A3:Arkusz5.A13 Arkusz5.B3:Arkusz5.B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6.002cm" svg:height="9.006cm" svg:x="9.726cm" svg:y="12.82cm">
            <draw:object draw:notify-on-update-of-ranges="Arkusz5.A34:Arkusz5.A44 Arkusz5.B34:Arkusz5.B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6.002cm" svg:height="9.006cm" svg:x="8.039cm" svg:y="24.059cm">
            <draw:object draw:notify-on-update-of-ranges="Arkusz5.A54:Arkusz5.A155 Arkusz5.B54:Arkusz5.B15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6.003cm" svg:height="9.006cm" svg:x="7.939cm" svg:y="72.902cm">
            <draw:object draw:notify-on-update-of-ranges="Arkusz5.A162:Arkusz5.A182 Arkusz5.B162:Arkusz5.B18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50350" calcext:value-type="float">
            <text:p>5045035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1376705" calcext:value-type="float">
            <text:p>5137670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8942035" calcext:value-type="float">
            <text:p>4894203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3574805" calcext:value-type="float">
            <text:p>4357480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0604726" calcext:value-type="float">
            <text:p>3060472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5425327" calcext:value-type="float">
            <text:p>2542532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1839962" calcext:value-type="float">
            <text:p>2183996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4441452" calcext:value-type="float">
            <text:p>1444145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3523873" calcext:value-type="float">
            <text:p>1352387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5195156" calcext:value-type="float">
            <text:p>519515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94143" calcext:value-type="float">
            <text:p>994143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13032" calcext:value-type="float">
            <text:p>221303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759336" calcext:value-type="float">
            <text:p>475933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364920" calcext:value-type="float">
            <text:p>836492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0515172" calcext:value-type="float">
            <text:p>1051517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6496782" calcext:value-type="float">
            <text:p>1649678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3955843" calcext:value-type="float">
            <text:p>2395584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9034811" calcext:value-type="float">
            <text:p>3903481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1205482" calcext:value-type="float">
            <text:p>5120548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57829047" calcext:value-type="float">
            <text:p>5782904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3075319" calcext:value-type="float">
            <text:p>43075319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8698" calcext:value-type="float">
            <text:p>28869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6783" calcext:value-type="float">
            <text:p>44678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35613" calcext:value-type="float">
            <text:p>7356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29012" calcext:value-type="float">
            <text:p>10290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81323" calcext:value-type="float">
            <text:p>108132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302842" calcext:value-type="float">
            <text:p>130284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065517" calcext:value-type="float">
            <text:p>206551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968684" calcext:value-type="float">
            <text:p>196868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189280" calcext:value-type="float">
            <text:p>218928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15633" calcext:value-type="float">
            <text:p>231563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209764" calcext:value-type="float">
            <text:p>320976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605001" calcext:value-type="float">
            <text:p>360500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2910375" calcext:value-type="float">
            <text:p>291037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3308083" calcext:value-type="float">
            <text:p>330808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4054233" calcext:value-type="float">
            <text:p>405423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4722678" calcext:value-type="float">
            <text:p>4722678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5855246" calcext:value-type="float">
            <text:p>585524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4881165" calcext:value-type="float">
            <text:p>488116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0312452" calcext:value-type="float">
            <text:p>103124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9209970" calcext:value-type="float">
            <text:p>9209970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1364519" calcext:value-type="float">
            <text:p>1136451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12166315" calcext:value-type="float">
            <text:p>1216631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10860322" calcext:value-type="float">
            <text:p>10860322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10141635" calcext:value-type="float">
            <text:p>1014163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4671453" calcext:value-type="float">
            <text:p>1467145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12522039" calcext:value-type="float">
            <text:p>12522039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15352485" calcext:value-type="float">
            <text:p>1535248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16039107" calcext:value-type="float">
            <text:p>1603910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15984575" calcext:value-type="float">
            <text:p>1598457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6579341" calcext:value-type="float">
            <text:p>1657934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16778050" calcext:value-type="float">
            <text:p>16778050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7772742" calcext:value-type="float">
            <text:p>1777274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8603572" calcext:value-type="float">
            <text:p>1860357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8698246" calcext:value-type="float">
            <text:p>18698246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8205872" calcext:value-type="float">
            <text:p>1820587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7558553" calcext:value-type="float">
            <text:p>1755855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9430513" calcext:value-type="float">
            <text:p>1943051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18210429" calcext:value-type="float">
            <text:p>1821042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20947090" calcext:value-type="float">
            <text:p>2094709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642625" calcext:value-type="float">
            <text:p>1864262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19800829" calcext:value-type="float">
            <text:p>1980082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19071325" calcext:value-type="float">
            <text:p>1907132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18873425" calcext:value-type="float">
            <text:p>18873425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21920976" calcext:value-type="float">
            <text:p>2192097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21770878" calcext:value-type="float">
            <text:p>2177087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2881008" calcext:value-type="float">
            <text:p>22881008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23154512" calcext:value-type="float">
            <text:p>2315451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23244471" calcext:value-type="float">
            <text:p>2324447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20788376" calcext:value-type="float">
            <text:p>2078837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3790186" calcext:value-type="float">
            <text:p>2379018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23445568" calcext:value-type="float">
            <text:p>23445568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29703657" calcext:value-type="float">
            <text:p>297036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8947564" calcext:value-type="float">
            <text:p>28947564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26917541" calcext:value-type="float">
            <text:p>2691754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32071458" calcext:value-type="float">
            <text:p>32071458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34105025" calcext:value-type="float">
            <text:p>34105025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32954871" calcext:value-type="float">
            <text:p>3295487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29715873" calcext:value-type="float">
            <text:p>29715873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27811154" calcext:value-type="float">
            <text:p>2781115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6784808" calcext:value-type="float">
            <text:p>2678480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29675261" calcext:value-type="float">
            <text:p>2967526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28580547" calcext:value-type="float">
            <text:p>2858054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26043702" calcext:value-type="float">
            <text:p>2604370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29346312" calcext:value-type="float">
            <text:p>2934631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30315738" calcext:value-type="float">
            <text:p>3031573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29516925" calcext:value-type="float">
            <text:p>2951692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28260893" calcext:value-type="float">
            <text:p>28260893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31552388" calcext:value-type="float">
            <text:p>31552388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30801743" calcext:value-type="float">
            <text:p>3080174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1784411" calcext:value-type="float">
            <text:p>3178441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31626582" calcext:value-type="float">
            <text:p>3162658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30608263" calcext:value-type="float">
            <text:p>30608263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31424600" calcext:value-type="float">
            <text:p>31424600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32312780" calcext:value-type="float">
            <text:p>32312780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33516895" calcext:value-type="float">
            <text:p>3351689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33150659" calcext:value-type="float">
            <text:p>33150659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32238479" calcext:value-type="float">
            <text:p>3223847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33445257" calcext:value-type="float">
            <text:p>3344525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34584825" calcext:value-type="float">
            <text:p>3458482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5788346" calcext:value-type="float">
            <text:p>35788346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35677474" calcext:value-type="float">
            <text:p>35677474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34847776" calcext:value-type="float">
            <text:p>34847776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34086362" calcext:value-type="float">
            <text:p>34086362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34475226" calcext:value-type="float">
            <text:p>3447522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36838351" calcext:value-type="float">
            <text:p>3683835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35868021" calcext:value-type="float">
            <text:p>35868021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34975693" calcext:value-type="float">
            <text:p>3497569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34704062" calcext:value-type="float">
            <text:p>3470406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34333165" calcext:value-type="float">
            <text:p>3433316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3976224" calcext:value-type="float">
            <text:p>33976224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33811417" calcext:value-type="float">
            <text:p>3381141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26842878" calcext:value-type="float">
            <text:p>2684287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30729234" calcext:value-type="float">
            <text:p>3072923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27532640" calcext:value-type="float">
            <text:p>27532640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28101937" calcext:value-type="float">
            <text:p>28101937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29630677" calcext:value-type="float">
            <text:p>29630677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38828992" calcext:value-type="float">
            <text:p>3882899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38556937" calcext:value-type="float">
            <text:p>3855693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37321100" calcext:value-type="float">
            <text:p>3732110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9495796" calcext:value-type="float">
            <text:p>39495796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36090267" calcext:value-type="float">
            <text:p>36090267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4" office:value-type="string" calcext:value-type="string">
            <text:p>TO!!! erase</text:p>
          </table:table-cell>
          <table:table-cell table:style-name="ce4"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80059" calcext:value-type="float">
            <text:p>12800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85586" calcext:value-type="float">
            <text:p>228558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468263" calcext:value-type="float">
            <text:p>346826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828635" calcext:value-type="float">
            <text:p>482863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6575286" calcext:value-type="float">
            <text:p>657528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404888" calcext:value-type="float">
            <text:p>740488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9116657" calcext:value-type="float">
            <text:p>911665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0978655" calcext:value-type="float">
            <text:p>1097865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7499953" calcext:value-type="float">
            <text:p>1749995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7862306" calcext:value-type="float">
            <text:p>2786230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25233448" calcext:value-type="float">
            <text:p>2523344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5103366" calcext:value-type="float">
            <text:p>25103366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30027679" calcext:value-type="float">
            <text:p>3002767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8277875" calcext:value-type="float">
            <text:p>2827787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8351194" calcext:value-type="float">
            <text:p>2835119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1133886" calcext:value-type="float">
            <text:p>3113388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32570166" calcext:value-type="float">
            <text:p>32570166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4344044" calcext:value-type="float">
            <text:p>3434404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35836178" calcext:value-type="float">
            <text:p>3583617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8559105" calcext:value-type="float">
            <text:p>38559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0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7" loext:min-decimal-places="7" number:min-integer-digits="1" number:grouping="true"/>
    </number:number-style>
    <number:number-style style:name="N124" number:title="Użytkownika">
      <number:number number:decimal-places="8" loext:min-decimal-places="8" number:min-integer-digits="1" number:grouping="true"/>
    </number:number-style>
    <number:number-style style:name="N125" number:title="Użytkownika">
      <number:number number:decimal-places="9" loext:min-decimal-places="9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 style:data-style-name="N2" text:time-value="19:14:33.71061733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2:48:19.100308251</meta:creation-date>
    <dc:date>2022-05-05T22:10:45.284371895</dc:date>
    <meta:editing-duration>PT2H37M59S</meta:editing-duration>
    <meta:editing-cycles>20</meta:editing-cycles>
    <meta:generator>LibreOffice/6.4.7.2$Linux_X86_64 LibreOffice_project/40$Build-2</meta:generator>
    <meta:document-statistic meta:table-count="5" meta:cell-count="918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8.991cm" xlink:href=".." xlink:type="simple" chart:class="chart:scatter" chart:style-name="ch1">
        <chart:plot-area chart:style-name="ch2" table:cell-range-address="Arkusz1.B5:Arkusz1.C16" svg:x="0.32cm" svg:y="0.179cm" svg:width="15.367cm" svg:height="8.633cm">
          <chartooo:coordinate-region svg:x="2.794cm" svg:y="0.378cm" svg:width="12.243cm" svg:height="7.78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5:Arkusz1.C16" chart:class="chart:scatter">
            <chart:domain table:cell-range-address="Arkusz1.B5:Arkusz1.B16"/>
            <chart:regression-curve chart:style-name="ch6">
              <chart:equation chart:display-equation="true" chart:display-r-square="true"/>
            </chart:regression-curve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5:Arkusz1.B16</svg:desc>
                </draw:g>
              </table:table-cell>
              <table:table-cell office:value-type="float" office:value="99010">
                <text:p>99010</text:p>
                <draw:g>
                  <svg:desc>Arkusz1.C5:Arkusz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2233885">
                <text:p>2233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916298094">
                <text:p>1916298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7481184919">
                <text:p>7481184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6730176118">
                <text:p>16730176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41073112025">
                <text:p>41073112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71606117902">
                <text:p>71606117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108592553455">
                <text:p>108592553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153867195664">
                <text:p>15386719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204008003164">
                <text:p>204008003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261449177263">
                <text:p>261449177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325313418247">
                <text:p>325313418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556cm" svg:y="4.204cm" style:legend-expansion="high" chart:style-name="ch2"/>
        <chart:plot-area chart:style-name="ch3" table:cell-range-address="Arkusz5.A3:Arkusz5.B13" svg:x="0.32cm" svg:y="0.18cm" svg:width="12.916cm" svg:height="8.647cm">
          <chartooo:coordinate-region svg:x="2.053cm" svg:y="0.379cm" svg:width="10.533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B3:Arkusz5.B13" chart:class="chart:scatter">
            <chart:domain table:cell-range-address="Arkusz5.A3:Arkusz5.A1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5.A3:Arkusz5.A13</svg:desc>
                </draw:g>
              </table:table-cell>
              <table:table-cell office:value-type="float" office:value="50450350">
                <text:p>50450350</text:p>
                <draw:g>
                  <svg:desc>Arkusz5.B3:Arkusz5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1376705">
                <text:p>51376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48942035">
                <text:p>4894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43574805">
                <text:p>43574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0604726">
                <text:p>30604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25425327">
                <text:p>25425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21839962">
                <text:p>21839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4441452">
                <text:p>14441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3523873">
                <text:p>13523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5195156">
                <text:p>5195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994143">
                <text:p>99414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555cm" svg:y="4.204cm" style:legend-expansion="high" chart:style-name="ch2"/>
        <chart:plot-area chart:style-name="ch3" table:cell-range-address="Arkusz5.A34:Arkusz5.B44" svg:x="0.32cm" svg:y="0.18cm" svg:width="12.915cm" svg:height="8.647cm">
          <chartooo:coordinate-region svg:x="2.053cm" svg:y="0.38cm" svg:width="10.53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B34:Arkusz5.B44" chart:class="chart:scatter">
            <chart:domain table:cell-range-address="Arkusz5.A34:Arkusz5.A44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5.A34:Arkusz5.A44</svg:desc>
                </draw:g>
              </table:table-cell>
              <table:table-cell office:value-type="float" office:value="789">
                <text:p>789</text:p>
                <draw:g>
                  <svg:desc>Arkusz5.B34:Arkusz5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213032">
                <text:p>2213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4759336">
                <text:p>4759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8364920">
                <text:p>83649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0515172">
                <text:p>10515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6496782">
                <text:p>16496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23955843">
                <text:p>23955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39034811">
                <text:p>39034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51205482">
                <text:p>51205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57829047">
                <text:p>5782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43075319">
                <text:p>430753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555cm" svg:y="4.204cm" style:legend-expansion="high" chart:style-name="ch2"/>
        <chart:plot-area chart:style-name="ch3" table:cell-range-address="Arkusz5.A54:Arkusz5.B155" svg:x="0.32cm" svg:y="0.18cm" svg:width="12.915cm" svg:height="8.647cm">
          <chartooo:coordinate-region svg:x="2.053cm" svg:y="0.379cm" svg:width="10.532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B54:Arkusz5.B155" chart:class="chart:scatter">
            <chart:domain table:cell-range-address="Arkusz5.A54:Arkusz5.A155"/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5.A54:Arkusz5.A155</svg:desc>
                </draw:g>
              </table:table-cell>
              <table:table-cell office:value-type="float" office:value="765">
                <text:p>765</text:p>
                <draw:g>
                  <svg:desc>Arkusz5.B54:Arkusz5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88698">
                <text:p>288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446783">
                <text:p>446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735613">
                <text:p>735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1029012">
                <text:p>1029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081323">
                <text:p>108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1302842">
                <text:p>1302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2065517">
                <text:p>2065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1968684">
                <text:p>1968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2189280">
                <text:p>21892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2315633">
                <text:p>2315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3209764">
                <text:p>3209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3605001">
                <text:p>3605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2910375">
                <text:p>2910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3308083">
                <text:p>3308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4054233">
                <text:p>4054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4722678">
                <text:p>4722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5855246">
                <text:p>5855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4881165">
                <text:p>4881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10312452">
                <text:p>10312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9209970">
                <text:p>92099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11364519">
                <text:p>11364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12166315">
                <text:p>12166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10860322">
                <text:p>10860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10141635">
                <text:p>10141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14671453">
                <text:p>14671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12522039">
                <text:p>12522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15352485">
                <text:p>15352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16039107">
                <text:p>16039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15984575">
                <text:p>15984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16579341">
                <text:p>16579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16778050">
                <text:p>167780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17772742">
                <text:p>17772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18603572">
                <text:p>18603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18698246">
                <text:p>18698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18205872">
                <text:p>18205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">
                <text:p>360000</text:p>
              </table:table-cell>
              <table:table-cell office:value-type="float" office:value="17558553">
                <text:p>17558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">
                <text:p>370000</text:p>
              </table:table-cell>
              <table:table-cell office:value-type="float" office:value="19430513">
                <text:p>19430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">
                <text:p>380000</text:p>
              </table:table-cell>
              <table:table-cell office:value-type="float" office:value="18210429">
                <text:p>18210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">
                <text:p>390000</text:p>
              </table:table-cell>
              <table:table-cell office:value-type="float" office:value="20947090">
                <text:p>209470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">
                <text:p>400000</text:p>
              </table:table-cell>
              <table:table-cell office:value-type="float" office:value="18642625">
                <text:p>18642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">
                <text:p>410000</text:p>
              </table:table-cell>
              <table:table-cell office:value-type="float" office:value="19800829">
                <text:p>19800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">
                <text:p>420000</text:p>
              </table:table-cell>
              <table:table-cell office:value-type="float" office:value="19071325">
                <text:p>19071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">
                <text:p>430000</text:p>
              </table:table-cell>
              <table:table-cell office:value-type="float" office:value="18873425">
                <text:p>18873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">
                <text:p>440000</text:p>
              </table:table-cell>
              <table:table-cell office:value-type="float" office:value="21920976">
                <text:p>21920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">
                <text:p>450000</text:p>
              </table:table-cell>
              <table:table-cell office:value-type="float" office:value="21770878">
                <text:p>21770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">
                <text:p>460000</text:p>
              </table:table-cell>
              <table:table-cell office:value-type="float" office:value="22881008">
                <text:p>22881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">
                <text:p>470000</text:p>
              </table:table-cell>
              <table:table-cell office:value-type="float" office:value="23154512">
                <text:p>23154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">
                <text:p>480000</text:p>
              </table:table-cell>
              <table:table-cell office:value-type="float" office:value="23244471">
                <text:p>23244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">
                <text:p>490000</text:p>
              </table:table-cell>
              <table:table-cell office:value-type="float" office:value="20788376">
                <text:p>20788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">
                <text:p>500000</text:p>
              </table:table-cell>
              <table:table-cell office:value-type="float" office:value="23790186">
                <text:p>23790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">
                <text:p>510000</text:p>
              </table:table-cell>
              <table:table-cell office:value-type="float" office:value="23445568">
                <text:p>23445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">
                <text:p>520000</text:p>
              </table:table-cell>
              <table:table-cell office:value-type="float" office:value="29703657">
                <text:p>297036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">
                <text:p>530000</text:p>
              </table:table-cell>
              <table:table-cell office:value-type="float" office:value="28947564">
                <text:p>28947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">
                <text:p>540000</text:p>
              </table:table-cell>
              <table:table-cell office:value-type="float" office:value="26917541">
                <text:p>26917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">
                <text:p>550000</text:p>
              </table:table-cell>
              <table:table-cell office:value-type="float" office:value="32071458">
                <text:p>320714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">
                <text:p>560000</text:p>
              </table:table-cell>
              <table:table-cell office:value-type="float" office:value="34105025">
                <text:p>34105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">
                <text:p>570000</text:p>
              </table:table-cell>
              <table:table-cell office:value-type="float" office:value="32954871">
                <text:p>32954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">
                <text:p>580000</text:p>
              </table:table-cell>
              <table:table-cell office:value-type="float" office:value="29715873">
                <text:p>29715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">
                <text:p>590000</text:p>
              </table:table-cell>
              <table:table-cell office:value-type="float" office:value="27811154">
                <text:p>27811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">
                <text:p>600000</text:p>
              </table:table-cell>
              <table:table-cell office:value-type="float" office:value="26784808">
                <text:p>26784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">
                <text:p>610000</text:p>
              </table:table-cell>
              <table:table-cell office:value-type="float" office:value="29675261">
                <text:p>29675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">
                <text:p>620000</text:p>
              </table:table-cell>
              <table:table-cell office:value-type="float" office:value="28580547">
                <text:p>28580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">
                <text:p>630000</text:p>
              </table:table-cell>
              <table:table-cell office:value-type="float" office:value="26043702">
                <text:p>260437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">
                <text:p>640000</text:p>
              </table:table-cell>
              <table:table-cell office:value-type="float" office:value="29346312">
                <text:p>29346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">
                <text:p>650000</text:p>
              </table:table-cell>
              <table:table-cell office:value-type="float" office:value="30315738">
                <text:p>30315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">
                <text:p>660000</text:p>
              </table:table-cell>
              <table:table-cell office:value-type="float" office:value="29516925">
                <text:p>29516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">
                <text:p>670000</text:p>
              </table:table-cell>
              <table:table-cell office:value-type="float" office:value="28260893">
                <text:p>282608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">
                <text:p>680000</text:p>
              </table:table-cell>
              <table:table-cell office:value-type="float" office:value="31552388">
                <text:p>315523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">
                <text:p>690000</text:p>
              </table:table-cell>
              <table:table-cell office:value-type="float" office:value="30801743">
                <text:p>308017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">
                <text:p>700000</text:p>
              </table:table-cell>
              <table:table-cell office:value-type="float" office:value="31784411">
                <text:p>31784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">
                <text:p>710000</text:p>
              </table:table-cell>
              <table:table-cell office:value-type="float" office:value="31626582">
                <text:p>31626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">
                <text:p>720000</text:p>
              </table:table-cell>
              <table:table-cell office:value-type="float" office:value="30608263">
                <text:p>30608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">
                <text:p>730000</text:p>
              </table:table-cell>
              <table:table-cell office:value-type="float" office:value="31424600">
                <text:p>314246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">
                <text:p>740000</text:p>
              </table:table-cell>
              <table:table-cell office:value-type="float" office:value="32312780">
                <text:p>323127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">
                <text:p>750000</text:p>
              </table:table-cell>
              <table:table-cell office:value-type="float" office:value="33516895">
                <text:p>335168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">
                <text:p>760000</text:p>
              </table:table-cell>
              <table:table-cell office:value-type="float" office:value="33150659">
                <text:p>331506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">
                <text:p>770000</text:p>
              </table:table-cell>
              <table:table-cell office:value-type="float" office:value="32238479">
                <text:p>32238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">
                <text:p>780000</text:p>
              </table:table-cell>
              <table:table-cell office:value-type="float" office:value="33445257">
                <text:p>33445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">
                <text:p>790000</text:p>
              </table:table-cell>
              <table:table-cell office:value-type="float" office:value="34584825">
                <text:p>345848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">
                <text:p>800000</text:p>
              </table:table-cell>
              <table:table-cell office:value-type="float" office:value="35788346">
                <text:p>357883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">
                <text:p>810000</text:p>
              </table:table-cell>
              <table:table-cell office:value-type="float" office:value="35677474">
                <text:p>35677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">
                <text:p>820000</text:p>
              </table:table-cell>
              <table:table-cell office:value-type="float" office:value="34847776">
                <text:p>348477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">
                <text:p>830000</text:p>
              </table:table-cell>
              <table:table-cell office:value-type="float" office:value="34086362">
                <text:p>34086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">
                <text:p>840000</text:p>
              </table:table-cell>
              <table:table-cell office:value-type="float" office:value="34475226">
                <text:p>344752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">
                <text:p>850000</text:p>
              </table:table-cell>
              <table:table-cell office:value-type="float" office:value="36838351">
                <text:p>36838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">
                <text:p>860000</text:p>
              </table:table-cell>
              <table:table-cell office:value-type="float" office:value="35868021">
                <text:p>35868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">
                <text:p>870000</text:p>
              </table:table-cell>
              <table:table-cell office:value-type="float" office:value="34975693">
                <text:p>349756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">
                <text:p>880000</text:p>
              </table:table-cell>
              <table:table-cell office:value-type="float" office:value="34704062">
                <text:p>347040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">
                <text:p>890000</text:p>
              </table:table-cell>
              <table:table-cell office:value-type="float" office:value="34333165">
                <text:p>34333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">
                <text:p>900000</text:p>
              </table:table-cell>
              <table:table-cell office:value-type="float" office:value="33976224">
                <text:p>33976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">
                <text:p>910000</text:p>
              </table:table-cell>
              <table:table-cell office:value-type="float" office:value="33811417">
                <text:p>338114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">
                <text:p>920000</text:p>
              </table:table-cell>
              <table:table-cell office:value-type="float" office:value="26842878">
                <text:p>26842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">
                <text:p>930000</text:p>
              </table:table-cell>
              <table:table-cell office:value-type="float" office:value="30729234">
                <text:p>30729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">
                <text:p>940000</text:p>
              </table:table-cell>
              <table:table-cell office:value-type="float" office:value="27532640">
                <text:p>275326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">
                <text:p>950000</text:p>
              </table:table-cell>
              <table:table-cell office:value-type="float" office:value="28101937">
                <text:p>28101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">
                <text:p>960000</text:p>
              </table:table-cell>
              <table:table-cell office:value-type="float" office:value="29630677">
                <text:p>296306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">
                <text:p>970000</text:p>
              </table:table-cell>
              <table:table-cell office:value-type="float" office:value="38828992">
                <text:p>38828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">
                <text:p>980000</text:p>
              </table:table-cell>
              <table:table-cell office:value-type="float" office:value="38556937">
                <text:p>385569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">
                <text:p>990000</text:p>
              </table:table-cell>
              <table:table-cell office:value-type="float" office:value="37321100">
                <text:p>37321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0">
                <text:p>1000000</text:p>
              </table:table-cell>
              <table:table-cell office:value-type="float" office:value="39495796">
                <text:p>394957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0">
                <text:p>1010000</text:p>
              </table:table-cell>
              <table:table-cell office:value-type="float" office:value="36090267">
                <text:p>360902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556cm" svg:y="4.204cm" style:legend-expansion="high" chart:style-name="ch2"/>
        <chart:plot-area chart:style-name="ch3" table:cell-range-address="Arkusz5.A162:Arkusz5.B182" svg:x="0.32cm" svg:y="0.18cm" svg:width="12.916cm" svg:height="8.647cm">
          <chartooo:coordinate-region svg:x="2.053cm" svg:y="0.379cm" svg:width="10.533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B162:Arkusz5.B182" chart:class="chart:scatter">
            <chart:domain table:cell-range-address="Arkusz5.A162:Arkusz5.A18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5.A162:Arkusz5.A182</svg:desc>
                </draw:g>
              </table:table-cell>
              <table:table-cell office:value-type="float" office:value="734">
                <text:p>734</text:p>
                <draw:g>
                  <svg:desc>Arkusz5.B162:Arkusz5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280059">
                <text:p>1280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285586">
                <text:p>2285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3468263">
                <text:p>3468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828635">
                <text:p>4828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6575286">
                <text:p>6575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7404888">
                <text:p>7404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9116657">
                <text:p>9116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10978655">
                <text:p>10978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17499953">
                <text:p>17499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27862306">
                <text:p>27862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25233448">
                <text:p>25233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25103366">
                <text:p>25103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30027679">
                <text:p>30027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28277875">
                <text:p>28277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28351194">
                <text:p>28351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31133886">
                <text:p>31133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32570166">
                <text:p>32570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34344044">
                <text:p>34344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35836178">
                <text:p>35836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38559105">
                <text:p>385591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3.56cm" svg:y="4.202cm" style:legend-expansion="high" chart:style-name="ch2"/>
        <chart:plot-area chart:style-name="ch3" table:cell-range-address="Arkusz1.B124:Arkusz1.C144" svg:x="0.32cm" svg:y="0.18cm" svg:width="12.92cm" svg:height="8.642cm">
          <chartooo:coordinate-region svg:x="2.053cm" svg:y="0.38cm" svg:width="10.537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124:Arkusz1.C144" chart:class="chart:scatter">
            <chart:domain table:cell-range-address="Arkusz1.B124:Arkusz1.B14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124:Arkusz1.B144</svg:desc>
                </draw:g>
              </table:table-cell>
              <table:table-cell office:value-type="float" office:value="381">
                <text:p>381</text:p>
                <draw:g>
                  <svg:desc>Arkusz1.C124:Arkusz1.C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092756">
                <text:p>1092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486812">
                <text:p>1486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910546">
                <text:p>910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502636">
                <text:p>1502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3267864">
                <text:p>3267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7089495">
                <text:p>7089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7015680">
                <text:p>7015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2745055">
                <text:p>2745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8849012">
                <text:p>8849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6976789">
                <text:p>6976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9457213">
                <text:p>9457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7641937">
                <text:p>7641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11925197">
                <text:p>11925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8479812">
                <text:p>8479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13310083">
                <text:p>13310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14939825">
                <text:p>14939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14277732">
                <text:p>1427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16023509">
                <text:p>16023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17258645">
                <text:p>17258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19971461">
                <text:p>199714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5" number:title="Użytkownika">
      <number:number number:decimal-places="9" loext:min-decimal-places="9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5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8.991cm" xlink:href=".." xlink:type="simple" chart:class="chart:scatter" chart:style-name="ch1">
        <chart:plot-area chart:style-name="ch2" table:cell-range-address="Arkusz1.B5:Arkusz1.C18" svg:x="-2.258cm" svg:y="-0.199cm" svg:width="17.72cm" svg:height="8.632cm">
          <chartooo:coordinate-region svg:x="0.533cm" svg:y="0cm" svg:width="14.28cm" svg:height="7.7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C5:Arkusz1.C18" chart:class="chart:scatter">
            <chart:domain table:cell-range-address="Arkusz1.B5:Arkusz1.B18"/>
            <chart:regression-curve chart:style-name="ch7">
              <chart:equation chart:display-equation="true" chart:display-r-square="true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5:Arkusz1.B18</svg:desc>
                </draw:g>
              </table:table-cell>
              <table:table-cell office:value-type="float" office:value="99010">
                <text:p>99010</text:p>
                <draw:g>
                  <svg:desc>Arkusz1.C5:Arkusz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2233885">
                <text:p>2233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916298094">
                <text:p>1916298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7481184919">
                <text:p>7481184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6730176118">
                <text:p>16730176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41073112025">
                <text:p>41073112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71606117902">
                <text:p>71606117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108592553455">
                <text:p>108592553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153867195664">
                <text:p>15386719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204008003164">
                <text:p>204008003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261449177263">
                <text:p>261449177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325313418247">
                <text:p>325313418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397092989768">
                <text:p>397092989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0294">
                <text:p>1010294</text:p>
              </table:table-cell>
              <table:table-cell office:value-type="float" office:value="426561982926">
                <text:p>426561982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chart-properties chart:solid-type="cuboid" chart:symbol-type="named-symbol" chart:symbol-name="diamond" chart:symbol-width="0.15cm" chart:symbol-height="0.1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plot-area chart:style-name="ch2" table:cell-range-address="Arkusz1.B5:Arkusz1.B18 Arkusz1.E5:Arkusz1.E18" svg:x="0.32cm" svg:y="0.18cm" svg:width="15.367cm" svg:height="8.646cm">
          <chartooo:coordinate-region svg:x="2.794cm" svg:y="0.38cm" svg:width="12.244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E5:Arkusz1.E18" chart:class="chart:scatter">
            <chart:domain table:cell-range-address="Arkusz1.B5:Arkusz1.B18"/>
            <chart:regression-curve chart:style-name="ch6">
              <chart:equation chart:display-equation="true" chart:display-r-square="true"/>
            </chart:regression-curve>
            <chart:data-point chart:repeated="4"/>
            <chart:data-point chart:style-name="ch7" chart:repeated="2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5:Arkusz1.B18</svg:desc>
                </draw:g>
              </table:table-cell>
              <table:table-cell office:value-type="float" office:value="58527">
                <text:p>58527</text:p>
                <draw:g>
                  <svg:desc>Arkusz1.E5:Arkusz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318859">
                <text:p>318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78278839697">
                <text:p>78278839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159242995274">
                <text:p>159242995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97975803396">
                <text:p>197975803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53579533238">
                <text:p>253579533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298959648649">
                <text:p>298959648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335871790608">
                <text:p>335871790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367357623296">
                <text:p>367357623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389452264337">
                <text:p>389452264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406824023942">
                <text:p>406824023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418922734907">
                <text:p>418922734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0294">
                <text:p>1010294</text:p>
              </table:table-cell>
              <table:table-cell office:value-type="float" office:value="414849650253">
                <text:p>414849650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plot-area chart:style-name="ch2" table:cell-range-address="Arkusz1.B43:Arkusz1.C53" svg:x="0.32cm" svg:y="0.18cm" svg:width="15.367cm" svg:height="8.647cm">
          <chartooo:coordinate-region svg:x="1.867cm" svg:y="0.379cm" svg:width="13.17cm" svg:height="7.8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43:Arkusz1.C53" chart:class="chart:scatter">
            <chart:domain table:cell-range-address="Arkusz1.B43:Arkusz1.B53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43:Arkusz1.B53</svg:desc>
                </draw:g>
              </table:table-cell>
              <table:table-cell office:value-type="float" office:value="128">
                <text:p>128</text:p>
                <draw:g>
                  <svg:desc>Arkusz1.C43:Arkusz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78383">
                <text:p>278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569602">
                <text:p>569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784975">
                <text:p>784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316544">
                <text:p>1316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530626">
                <text:p>153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923083">
                <text:p>1923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2363931">
                <text:p>2363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2414584">
                <text:p>2414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606627">
                <text:p>2606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090472">
                <text:p>30904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plot-area chart:style-name="ch2" table:cell-range-address="Arkusz1.B66:Arkusz1.C76" svg:x="0.32cm" svg:y="0.18cm" svg:width="15.367cm" svg:height="8.646cm">
          <chartooo:coordinate-region svg:x="1.867cm" svg:y="0.379cm" svg:width="12.984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66:Arkusz1.C76" chart:class="chart:scatter">
            <chart:domain table:cell-range-address="Arkusz1.B66:Arkusz1.B76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66:Arkusz1.B76</svg:desc>
                </draw:g>
              </table:table-cell>
              <table:table-cell office:value-type="float" office:value="579">
                <text:p>579</text:p>
                <draw:g>
                  <svg:desc>Arkusz1.C66:Arkusz1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939262">
                <text:p>939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418551">
                <text:p>1418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035831">
                <text:p>2035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747504">
                <text:p>3747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4739691">
                <text:p>473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3757324">
                <text:p>3757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3878562">
                <text:p>3878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0786958">
                <text:p>10786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7860785">
                <text:p>7860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11934697">
                <text:p>119346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8.982cm" xlink:href=".." xlink:type="simple" chart:class="chart:scatter" chart:style-name="ch1">
        <chart:plot-area chart:style-name="ch2" table:cell-range-address="Arkusz1.B92:Arkusz1.C102" svg:x="0.32cm" svg:y="0.179cm" svg:width="15.367cm" svg:height="8.624cm">
          <chartooo:coordinate-region svg:x="1.867cm" svg:y="0.378cm" svg:width="13.17cm" svg:height="7.77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92:Arkusz1.C102" chart:class="chart:scatter">
            <chart:domain table:cell-range-address="Arkusz1.B92:Arkusz1.B10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92:Arkusz1.B102</svg:desc>
                </draw:g>
              </table:table-cell>
              <table:table-cell office:value-type="float" office:value="98">
                <text:p>98</text:p>
                <draw:g>
                  <svg:desc>Arkusz1.C92:Arkusz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92664">
                <text:p>19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435086">
                <text:p>435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668887">
                <text:p>668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958088">
                <text:p>958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226468">
                <text:p>1226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322195">
                <text:p>1322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699780">
                <text:p>1699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969258">
                <text:p>1969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064542">
                <text:p>2064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279577">
                <text:p>22795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Arkusz2.B3:Arkusz2.C104" svg:x="0.32cm" svg:y="0.18cm" svg:width="12.912cm" svg:height="8.64cm">
          <chartooo:coordinate-region svg:x="2.053cm" svg:y="0.379cm" svg:width="10.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C3:Arkusz2.C104" chart:class="chart:scatter">
            <chart:domain table:cell-range-address="Arkusz2.B3:Arkusz2.B104"/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B3:Arkusz2.B104</svg:desc>
                </draw:g>
              </table:table-cell>
              <table:table-cell office:value-type="float" office:value="1726">
                <text:p>1726</text:p>
                <draw:g>
                  <svg:desc>Arkusz2.C3:Arkusz2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97649">
                <text:p>497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750842">
                <text:p>750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599876">
                <text:p>599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2714633">
                <text:p>2714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790385">
                <text:p>2790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647477">
                <text:p>647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2139143">
                <text:p>2139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2082994">
                <text:p>2082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1246586">
                <text:p>1246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734643">
                <text:p>734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766963">
                <text:p>766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2206339">
                <text:p>2206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5861087">
                <text:p>5861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3144738">
                <text:p>3144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1472081">
                <text:p>1472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2889350">
                <text:p>2889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3801169">
                <text:p>3801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5925004">
                <text:p>5925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3464945">
                <text:p>3464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2273823">
                <text:p>2273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1915494">
                <text:p>191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6140870">
                <text:p>61408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2990244">
                <text:p>2990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3691605">
                <text:p>3691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2561081">
                <text:p>2561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2445279">
                <text:p>2445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5723099">
                <text:p>5723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4293469">
                <text:p>4293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4314954">
                <text:p>4314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6095413">
                <text:p>6095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6225303">
                <text:p>6225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4022985">
                <text:p>4022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4648529">
                <text:p>4648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8025126">
                <text:p>80251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4917324">
                <text:p>4917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">
                <text:p>360000</text:p>
              </table:table-cell>
              <table:table-cell office:value-type="float" office:value="8799038">
                <text:p>8799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">
                <text:p>370000</text:p>
              </table:table-cell>
              <table:table-cell office:value-type="float" office:value="6033657">
                <text:p>60336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">
                <text:p>380000</text:p>
              </table:table-cell>
              <table:table-cell office:value-type="float" office:value="5893247">
                <text:p>58932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">
                <text:p>390000</text:p>
              </table:table-cell>
              <table:table-cell office:value-type="float" office:value="9537522">
                <text:p>9537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">
                <text:p>400000</text:p>
              </table:table-cell>
              <table:table-cell office:value-type="float" office:value="6046848">
                <text:p>6046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">
                <text:p>410000</text:p>
              </table:table-cell>
              <table:table-cell office:value-type="float" office:value="10568137">
                <text:p>10568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">
                <text:p>420000</text:p>
              </table:table-cell>
              <table:table-cell office:value-type="float" office:value="6685318">
                <text:p>6685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">
                <text:p>430000</text:p>
              </table:table-cell>
              <table:table-cell office:value-type="float" office:value="10740191">
                <text:p>10740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">
                <text:p>440000</text:p>
              </table:table-cell>
              <table:table-cell office:value-type="float" office:value="7547593">
                <text:p>7547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">
                <text:p>450000</text:p>
              </table:table-cell>
              <table:table-cell office:value-type="float" office:value="9913973">
                <text:p>9913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">
                <text:p>460000</text:p>
              </table:table-cell>
              <table:table-cell office:value-type="float" office:value="10214998">
                <text:p>10214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">
                <text:p>470000</text:p>
              </table:table-cell>
              <table:table-cell office:value-type="float" office:value="7429400">
                <text:p>7429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">
                <text:p>480000</text:p>
              </table:table-cell>
              <table:table-cell office:value-type="float" office:value="10696441">
                <text:p>10696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">
                <text:p>490000</text:p>
              </table:table-cell>
              <table:table-cell office:value-type="float" office:value="7180420">
                <text:p>71804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">
                <text:p>500000</text:p>
              </table:table-cell>
              <table:table-cell office:value-type="float" office:value="12288666">
                <text:p>12288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">
                <text:p>510000</text:p>
              </table:table-cell>
              <table:table-cell office:value-type="float" office:value="10246929">
                <text:p>102469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">
                <text:p>520000</text:p>
              </table:table-cell>
              <table:table-cell office:value-type="float" office:value="9109025">
                <text:p>9109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">
                <text:p>530000</text:p>
              </table:table-cell>
              <table:table-cell office:value-type="float" office:value="10778944">
                <text:p>107789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">
                <text:p>540000</text:p>
              </table:table-cell>
              <table:table-cell office:value-type="float" office:value="8644476">
                <text:p>8644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">
                <text:p>550000</text:p>
              </table:table-cell>
              <table:table-cell office:value-type="float" office:value="12110532">
                <text:p>12110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">
                <text:p>560000</text:p>
              </table:table-cell>
              <table:table-cell office:value-type="float" office:value="11122483">
                <text:p>11122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">
                <text:p>570000</text:p>
              </table:table-cell>
              <table:table-cell office:value-type="float" office:value="8623148">
                <text:p>8623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">
                <text:p>580000</text:p>
              </table:table-cell>
              <table:table-cell office:value-type="float" office:value="14109844">
                <text:p>14109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">
                <text:p>590000</text:p>
              </table:table-cell>
              <table:table-cell office:value-type="float" office:value="12847503">
                <text:p>12847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">
                <text:p>600000</text:p>
              </table:table-cell>
              <table:table-cell office:value-type="float" office:value="8895166">
                <text:p>8895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">
                <text:p>610000</text:p>
              </table:table-cell>
              <table:table-cell office:value-type="float" office:value="12692819">
                <text:p>126928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">
                <text:p>620000</text:p>
              </table:table-cell>
              <table:table-cell office:value-type="float" office:value="12809445">
                <text:p>12809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">
                <text:p>630000</text:p>
              </table:table-cell>
              <table:table-cell office:value-type="float" office:value="12344706">
                <text:p>12344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">
                <text:p>640000</text:p>
              </table:table-cell>
              <table:table-cell office:value-type="float" office:value="9260496">
                <text:p>9260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">
                <text:p>650000</text:p>
              </table:table-cell>
              <table:table-cell office:value-type="float" office:value="14735002">
                <text:p>14735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">
                <text:p>660000</text:p>
              </table:table-cell>
              <table:table-cell office:value-type="float" office:value="13725789">
                <text:p>137257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">
                <text:p>670000</text:p>
              </table:table-cell>
              <table:table-cell office:value-type="float" office:value="12983512">
                <text:p>129835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">
                <text:p>680000</text:p>
              </table:table-cell>
              <table:table-cell office:value-type="float" office:value="10658124">
                <text:p>10658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">
                <text:p>690000</text:p>
              </table:table-cell>
              <table:table-cell office:value-type="float" office:value="13623798">
                <text:p>13623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">
                <text:p>700000</text:p>
              </table:table-cell>
              <table:table-cell office:value-type="float" office:value="14998451">
                <text:p>14998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">
                <text:p>710000</text:p>
              </table:table-cell>
              <table:table-cell office:value-type="float" office:value="13947313">
                <text:p>139473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">
                <text:p>720000</text:p>
              </table:table-cell>
              <table:table-cell office:value-type="float" office:value="14542279">
                <text:p>145422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">
                <text:p>730000</text:p>
              </table:table-cell>
              <table:table-cell office:value-type="float" office:value="14047164">
                <text:p>14047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">
                <text:p>740000</text:p>
              </table:table-cell>
              <table:table-cell office:value-type="float" office:value="12379949">
                <text:p>12379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">
                <text:p>750000</text:p>
              </table:table-cell>
              <table:table-cell office:value-type="float" office:value="14081662">
                <text:p>140816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">
                <text:p>760000</text:p>
              </table:table-cell>
              <table:table-cell office:value-type="float" office:value="16165158">
                <text:p>16165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">
                <text:p>770000</text:p>
              </table:table-cell>
              <table:table-cell office:value-type="float" office:value="15892590">
                <text:p>158925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">
                <text:p>780000</text:p>
              </table:table-cell>
              <table:table-cell office:value-type="float" office:value="15523258">
                <text:p>15523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">
                <text:p>790000</text:p>
              </table:table-cell>
              <table:table-cell office:value-type="float" office:value="19349339">
                <text:p>19349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">
                <text:p>800000</text:p>
              </table:table-cell>
              <table:table-cell office:value-type="float" office:value="16068526">
                <text:p>16068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">
                <text:p>810000</text:p>
              </table:table-cell>
              <table:table-cell office:value-type="float" office:value="18294672">
                <text:p>18294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">
                <text:p>820000</text:p>
              </table:table-cell>
              <table:table-cell office:value-type="float" office:value="21003291">
                <text:p>21003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">
                <text:p>830000</text:p>
              </table:table-cell>
              <table:table-cell office:value-type="float" office:value="16998180">
                <text:p>16998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">
                <text:p>840000</text:p>
              </table:table-cell>
              <table:table-cell office:value-type="float" office:value="16522859">
                <text:p>165228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">
                <text:p>850000</text:p>
              </table:table-cell>
              <table:table-cell office:value-type="float" office:value="16434947">
                <text:p>1643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">
                <text:p>860000</text:p>
              </table:table-cell>
              <table:table-cell office:value-type="float" office:value="16718866">
                <text:p>1671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">
                <text:p>870000</text:p>
              </table:table-cell>
              <table:table-cell office:value-type="float" office:value="18582831">
                <text:p>185828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">
                <text:p>880000</text:p>
              </table:table-cell>
              <table:table-cell office:value-type="float" office:value="17063867">
                <text:p>17063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">
                <text:p>890000</text:p>
              </table:table-cell>
              <table:table-cell office:value-type="float" office:value="17535633">
                <text:p>175356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">
                <text:p>900000</text:p>
              </table:table-cell>
              <table:table-cell office:value-type="float" office:value="17910129">
                <text:p>179101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">
                <text:p>910000</text:p>
              </table:table-cell>
              <table:table-cell office:value-type="float" office:value="17506135">
                <text:p>175061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">
                <text:p>920000</text:p>
              </table:table-cell>
              <table:table-cell office:value-type="float" office:value="17626616">
                <text:p>17626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">
                <text:p>930000</text:p>
              </table:table-cell>
              <table:table-cell office:value-type="float" office:value="19203247">
                <text:p>19203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">
                <text:p>940000</text:p>
              </table:table-cell>
              <table:table-cell office:value-type="float" office:value="17405024">
                <text:p>17405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">
                <text:p>950000</text:p>
              </table:table-cell>
              <table:table-cell office:value-type="float" office:value="18111965">
                <text:p>181119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">
                <text:p>960000</text:p>
              </table:table-cell>
              <table:table-cell office:value-type="float" office:value="20968373">
                <text:p>20968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">
                <text:p>970000</text:p>
              </table:table-cell>
              <table:table-cell office:value-type="float" office:value="19552167">
                <text:p>19552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">
                <text:p>980000</text:p>
              </table:table-cell>
              <table:table-cell office:value-type="float" office:value="11036538">
                <text:p>11036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">
                <text:p>990000</text:p>
              </table:table-cell>
              <table:table-cell office:value-type="float" office:value="11089874">
                <text:p>11089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0">
                <text:p>1000000</text:p>
              </table:table-cell>
              <table:table-cell office:value-type="float" office:value="12847373">
                <text:p>128473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0">
                <text:p>1010000</text:p>
              </table:table-cell>
              <table:table-cell office:value-type="float" office:value="19913995">
                <text:p>199139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9.007cm" xlink:href=".." xlink:type="simple" chart:class="chart:scatter" chart:style-name="ch1">
        <chart:legend chart:legend-position="end" svg:x="13.536cm" svg:y="4.204cm" style:legend-expansion="high" chart:style-name="ch2"/>
        <chart:plot-area chart:style-name="ch3" table:cell-range-address="Arkusz3.B3:Arkusz3.C14" svg:x="0.319cm" svg:y="0.18cm" svg:width="12.898cm" svg:height="8.647cm">
          <chartooo:coordinate-region svg:x="2.793cm" svg:y="0.379cm" svg:width="9.774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3.C3:Arkusz3.C14" chart:class="chart:scatter">
            <chart:domain table:cell-range-address="Arkusz3.B3:Arkusz3.B14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3.B3:Arkusz3.B14</svg:desc>
                </draw:g>
              </table:table-cell>
              <table:table-cell office:value-type="float" office:value="486">
                <text:p>486</text:p>
                <draw:g>
                  <svg:desc>Arkusz3.C3:Arkusz3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80183357184">
                <text:p>80183357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98711299508">
                <text:p>198711299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54795865919">
                <text:p>254795865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01037379971">
                <text:p>301037379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409981319111">
                <text:p>409981319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419184774291">
                <text:p>419184774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556cm" svg:y="4.204cm" style:legend-expansion="high" chart:style-name="ch2"/>
        <chart:plot-area chart:style-name="ch3" table:cell-range-address="Arkusz4.B3:Arkusz4.C114" svg:x="0.32cm" svg:y="0.18cm" svg:width="12.916cm" svg:height="8.647cm">
          <chartooo:coordinate-region svg:x="2.053cm" svg:y="0.38cm" svg:width="10.81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4.C3:Arkusz4.C114" chart:class="chart:scatter">
            <chart:domain table:cell-range-address="Arkusz4.B3:Arkusz4.B114"/>
            <chart:data-point chart:repeated="1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4.B3:Arkusz4.B114</svg:desc>
                </draw:g>
              </table:table-cell>
              <table:table-cell office:value-type="float" office:value="21703343">
                <text:p>21703343</text:p>
                <draw:g>
                  <svg:desc>Arkusz4.C3:Arkusz4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6647651">
                <text:p>26647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9805445">
                <text:p>39805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5619813">
                <text:p>45619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6291575">
                <text:p>46291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5753931">
                <text:p>35753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4075884">
                <text:p>34075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0521785">
                <text:p>6052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1013812">
                <text:p>51013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0792865">
                <text:p>40792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2759150">
                <text:p>327591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0826082">
                <text:p>30826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7833769">
                <text:p>47833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0605849">
                <text:p>40605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46665215">
                <text:p>46665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50185091">
                <text:p>50185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53905439">
                <text:p>53905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9154047">
                <text:p>59154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47055936">
                <text:p>47055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2986434">
                <text:p>32986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1235155">
                <text:p>31235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48461732">
                <text:p>48461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1807562">
                <text:p>41807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0451043">
                <text:p>504510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0378982">
                <text:p>50378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9380350">
                <text:p>493803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707467">
                <text:p>507074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9264101">
                <text:p>49264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7648846">
                <text:p>47648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49242622">
                <text:p>49242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0195257">
                <text:p>50195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49545069">
                <text:p>49545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47938995">
                <text:p>47938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48237668">
                <text:p>48237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47227065">
                <text:p>47227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48362449">
                <text:p>483624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48151722">
                <text:p>48151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49021773">
                <text:p>490217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59229549">
                <text:p>59229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52025457">
                <text:p>52025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50780246">
                <text:p>50780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51434258">
                <text:p>51434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49707531">
                <text:p>49707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49541617">
                <text:p>49541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49676388">
                <text:p>49676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49794940">
                <text:p>497949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49947646">
                <text:p>499476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48984947">
                <text:p>48984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49961292">
                <text:p>49961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49639957">
                <text:p>496399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49932047">
                <text:p>49932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50355383">
                <text:p>50355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53955738">
                <text:p>53955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45303260">
                <text:p>453032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47607167">
                <text:p>47607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46861340">
                <text:p>468613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44602103">
                <text:p>44602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46269965">
                <text:p>462699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42454459">
                <text:p>42454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36181593">
                <text:p>36181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32234120">
                <text:p>32234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34461542">
                <text:p>34461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33721091">
                <text:p>33721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37882776">
                <text:p>378827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46701392">
                <text:p>46701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44954537">
                <text:p>449545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41020007">
                <text:p>41020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27469235">
                <text:p>27469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32504468">
                <text:p>325044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42696597">
                <text:p>42696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33923882">
                <text:p>33923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28112027">
                <text:p>28112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47739197">
                <text:p>47739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45040961">
                <text:p>450409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37405232">
                <text:p>37405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42821438">
                <text:p>428214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43088652">
                <text:p>43088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47817715">
                <text:p>47817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43854990">
                <text:p>438549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46274357">
                <text:p>46274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45097136">
                <text:p>45097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37864707">
                <text:p>37864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45982638">
                <text:p>459826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42496792">
                <text:p>42496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41661706">
                <text:p>41661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36523358">
                <text:p>36523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43893716">
                <text:p>438937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46285381">
                <text:p>462853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44424912">
                <text:p>444249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46585360">
                <text:p>465853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48040833">
                <text:p>480408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45676994">
                <text:p>45676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41191608">
                <text:p>41191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37928024">
                <text:p>379280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42378008">
                <text:p>42378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47057828">
                <text:p>470578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46426836">
                <text:p>46426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40333561">
                <text:p>40333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28138551">
                <text:p>281385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30800689">
                <text:p>30800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43764186">
                <text:p>437641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46399843">
                <text:p>46399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48046081">
                <text:p>48046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53766624">
                <text:p>53766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58314388">
                <text:p>583143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49520622">
                <text:p>49520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46680916">
                <text:p>46680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48051681">
                <text:p>48051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48989393">
                <text:p>48989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47226103">
                <text:p>47226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48192036">
                <text:p>48192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26550882">
                <text:p>265508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